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2.865cm"/>
    </style:style>
    <style:style style:name="co9" style:family="table-column">
      <style:table-column-properties fo:break-before="auto" style:column-width="2.471cm"/>
    </style:style>
    <style:style style:name="co10" style:family="table-column">
      <style:table-column-properties fo:break-before="auto" style:column-width="2.902cm"/>
    </style:style>
    <style:style style:name="co11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45.362cm" svg:height="25.515cm" svg:x="44.094cm" svg:y="0cm">
            <draw:object draw:notify-on-update-of-ranges="Sheet1.A1:Sheet1.A1 Sheet1.A2:Sheet1.A257 Sheet1.F2:Sheet1.F257 Sheet1.F2:Sheet1.F257 Sheet1.B1:Sheet1.B1 Sheet1.B2:Sheet1.B257 Sheet1.G2:Sheet1.G257 Sheet1.G2:Sheet1.G257 Sheet1.C1:Sheet1.C1 Sheet1.C2:Sheet1.C257 Sheet1.H2:Sheet1.H257 Sheet1.H2:Sheet1.H257 Sheet1.D1:Sheet1.D1 Sheet1.D2:Sheet1.D257 Sheet1.I2:Sheet1.I257 Sheet1.I2:Sheet1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.341cm" svg:height="25.503cm" svg:x="44.085cm" svg:y="26.19cm">
            <draw:object draw:notify-on-update-of-ranges="Sheet1.L1:Sheet1.O1 Sheet1.K2:Sheet1.K2 Sheet1.L2:Sheet1.O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ast No Draw, CPF</text:p>
          </table:table-cell>
          <table:table-cell office:value-type="string" calcext:value-type="string">
            <text:p>Fast Draw, CPF</text:p>
          </table:table-cell>
          <table:table-cell office:value-type="string" calcext:value-type="string">
            <text:p>Slow No Draw, CPF</text:p>
          </table:table-cell>
          <table:table-cell office:value-type="string" calcext:value-type="string">
            <text:p>Slow Draw, CPF</text:p>
          </table:table-cell>
          <table:table-cell/>
          <table:table-cell office:value-type="string" calcext:value-type="string">
            <text:p>FND_ERR, CPF</text:p>
          </table:table-cell>
          <table:table-cell office:value-type="string" calcext:value-type="string">
            <text:p>FD_ERR, CPF</text:p>
          </table:table-cell>
          <table:table-cell office:value-type="string" calcext:value-type="string">
            <text:p>SND_ERR, CPF</text:p>
          </table:table-cell>
          <table:table-cell office:value-type="string" calcext:value-type="string">
            <text:p>SD_ERR, CPF</text:p>
          </table:table-cell>
          <table:table-cell table:number-columns-repeated="2"/>
          <table:table-cell office:value-type="string" calcext:value-type="string">
            <text:p>FN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85135788" calcext:value-type="float">
            <text:p>85135788</text:p>
          </table:table-cell>
          <table:table-cell office:value-type="float" office:value="96947208" calcext:value-type="float">
            <text:p>96947208</text:p>
          </table:table-cell>
          <table:table-cell office:value-type="float" office:value="1491150960" calcext:value-type="float">
            <text:p>1491150960</text:p>
          </table:table-cell>
          <table:table-cell office:value-type="float" office:value="1382264136" calcext:value-type="float">
            <text:p>138226413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/>
          <table:table-cell office:value-type="string" calcext:value-type="string">
            <text:p>AVG, CPF</text:p>
          </table:table-cell>
          <table:table-cell table:formula="of:=AVERAGE([.A2:.A257])" office:value-type="float" office:value="84274500.65625" calcext:value-type="float">
            <text:p>84274500,65625</text:p>
          </table:table-cell>
          <table:table-cell table:formula="of:=AVERAGE([.B2:.B257])" office:value-type="float" office:value="88148197.546875" calcext:value-type="float">
            <text:p>88148197,546875</text:p>
          </table:table-cell>
          <table:table-cell table:formula="of:=AVERAGE([.C2:.C257])" office:value-type="float" office:value="1485457054.17188" calcext:value-type="float">
            <text:p>1485457054,17188</text:p>
          </table:table-cell>
          <table:table-cell table:formula="of:=AVERAGE([.D2:.D257])" office:value-type="float" office:value="1369935549.28125" calcext:value-type="float">
            <text:p>1369935549,28125</text:p>
          </table:table-cell>
        </table:table-row>
        <table:table-row table:style-name="ro1">
          <table:table-cell office:value-type="float" office:value="83983140" calcext:value-type="float">
            <text:p>83983140</text:p>
          </table:table-cell>
          <table:table-cell office:value-type="float" office:value="99600696" calcext:value-type="float">
            <text:p>99600696</text:p>
          </table:table-cell>
          <table:table-cell office:value-type="float" office:value="1487302560" calcext:value-type="float">
            <text:p>1487302560</text:p>
          </table:table-cell>
          <table:table-cell office:value-type="float" office:value="1381507848" calcext:value-type="float">
            <text:p>13815078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/>
          <table:table-cell office:value-type="string" calcext:value-type="string">
            <text:p>STDEV, CPF</text:p>
          </table:table-cell>
          <table:table-cell table:formula="of:=COM.MICROSOFT.STDEV.P([.A2:.A257])" office:value-type="float" office:value="125785.049941137" calcext:value-type="float">
            <text:p>125785,049941137</text:p>
          </table:table-cell>
          <table:table-cell table:formula="of:=COM.MICROSOFT.STDEV.P([.B2:.B257])" office:value-type="float" office:value="1820170.77115687" calcext:value-type="float">
            <text:p>1820170,77115687</text:p>
          </table:table-cell>
          <table:table-cell table:formula="of:=COM.MICROSOFT.STDEV.P([.C2:.C257])" office:value-type="float" office:value="1741024.47864033" calcext:value-type="float">
            <text:p>1741024,47864033</text:p>
          </table:table-cell>
          <table:table-cell table:formula="of:=COM.MICROSOFT.STDEV.P([.D2:.D257])" office:value-type="float" office:value="2749086.78058111" calcext:value-type="float">
            <text:p>2749086,78058111</text:p>
          </table:table-cell>
        </table:table-row>
        <table:table-row table:style-name="ro1">
          <table:table-cell office:value-type="float" office:value="84332088" calcext:value-type="float">
            <text:p>84332088</text:p>
          </table:table-cell>
          <table:table-cell office:value-type="float" office:value="92507508" calcext:value-type="float">
            <text:p>92507508</text:p>
          </table:table-cell>
          <table:table-cell office:value-type="float" office:value="1490553540" calcext:value-type="float">
            <text:p>1490553540</text:p>
          </table:table-cell>
          <table:table-cell office:value-type="float" office:value="1377339552" calcext:value-type="float">
            <text:p>13773395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/>
          <table:table-cell office:value-type="string" calcext:value-type="string">
            <text:p>REL_STDEV, %</text:p>
          </table:table-cell>
          <table:table-cell table:formula="of:=[.L3] / [.L2] * 100" office:value-type="float" office:value="0.149256357452898" calcext:value-type="float">
            <text:p>0,149256357452898</text:p>
          </table:table-cell>
          <table:table-cell table:formula="of:=[.M3] / [.M2] * 100" office:value-type="float" office:value="2.0648984571567" calcext:value-type="float">
            <text:p>2,0648984571567</text:p>
          </table:table-cell>
          <table:table-cell table:formula="of:=[.N3] / [.N2] * 100" office:value-type="float" office:value="0.117204632321796" calcext:value-type="float">
            <text:p>0,117204632321796</text:p>
          </table:table-cell>
          <table:table-cell table:formula="of:=[.O3] / [.O2] * 100" office:value-type="float" office:value="0.200672709166752" calcext:value-type="float">
            <text:p>0,200672709166752</text:p>
          </table:table-cell>
        </table:table-row>
        <table:table-row table:style-name="ro1">
          <table:table-cell office:value-type="float" office:value="84607992" calcext:value-type="float">
            <text:p>84607992</text:p>
          </table:table-cell>
          <table:table-cell office:value-type="float" office:value="92452644" calcext:value-type="float">
            <text:p>92452644</text:p>
          </table:table-cell>
          <table:table-cell office:value-type="float" office:value="1486228500" calcext:value-type="float">
            <text:p>1486228500</text:p>
          </table:table-cell>
          <table:table-cell office:value-type="float" office:value="1364650740" calcext:value-type="float">
            <text:p>136465074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/>
          <table:table-cell office:value-type="string" calcext:value-type="string">
            <text:p>ERR</text:p>
          </table:table-cell>
          <table:table-cell table:formula="of:=COM.MICROSOFT.CONFIDENCE.T(0.01; [.L3]; 256)" office:value-type="float" office:value="20402.7005436923" calcext:value-type="float">
            <text:p>20402,7005436923</text:p>
          </table:table-cell>
          <table:table-cell table:formula="of:=COM.MICROSOFT.CONFIDENCE.T(0.01; [.M3]; 256)" office:value-type="float" office:value="295236.987222834" calcext:value-type="float">
            <text:p>295236,987222834</text:p>
          </table:table-cell>
          <table:table-cell table:formula="of:=COM.MICROSOFT.CONFIDENCE.T(0.01; [.N3]; 256)" office:value-type="float" office:value="282399.228632969" calcext:value-type="float">
            <text:p>282399,228632969</text:p>
          </table:table-cell>
          <table:table-cell table:formula="of:=COM.MICROSOFT.CONFIDENCE.T(0.01; [.O3]; 256)" office:value-type="float" office:value="445909.862730642" calcext:value-type="float">
            <text:p>445909,862730642</text:p>
          </table:table-cell>
        </table:table-row>
        <table:table-row table:style-name="ro1">
          <table:table-cell office:value-type="float" office:value="84741228" calcext:value-type="float">
            <text:p>84741228</text:p>
          </table:table-cell>
          <table:table-cell office:value-type="float" office:value="88029792" calcext:value-type="float">
            <text:p>88029792</text:p>
          </table:table-cell>
          <table:table-cell office:value-type="float" office:value="1487318040" calcext:value-type="float">
            <text:p>1487318040</text:p>
          </table:table-cell>
          <table:table-cell office:value-type="float" office:value="1364955480" calcext:value-type="float">
            <text:p>136495548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34616" calcext:value-type="float">
            <text:p>84434616</text:p>
          </table:table-cell>
          <table:table-cell office:value-type="float" office:value="88049736" calcext:value-type="float">
            <text:p>88049736</text:p>
          </table:table-cell>
          <table:table-cell office:value-type="float" office:value="1487157156" calcext:value-type="float">
            <text:p>1487157156</text:p>
          </table:table-cell>
          <table:table-cell office:value-type="float" office:value="1365665400" calcext:value-type="float">
            <text:p>13656654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0800" calcext:value-type="float">
            <text:p>84250800</text:p>
          </table:table-cell>
          <table:table-cell office:value-type="float" office:value="89227476" calcext:value-type="float">
            <text:p>89227476</text:p>
          </table:table-cell>
          <table:table-cell office:value-type="float" office:value="1488882996" calcext:value-type="float">
            <text:p>1488882996</text:p>
          </table:table-cell>
          <table:table-cell office:value-type="float" office:value="1368217332" calcext:value-type="float">
            <text:p>136821733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/>
          <table:table-cell office:value-type="string" calcext:value-type="string">
            <text:p>ND Boost</text:p>
          </table:table-cell>
          <table:table-cell table:formula="of:=[.N2] / [.L2]" office:value-type="float" office:value="17.6264118162023" calcext:value-type="float">
            <text:p>17,6264118162023</text:p>
          </table:table-cell>
          <table:table-cell table:number-columns-repeated="3"/>
        </table:table-row>
        <table:table-row table:style-name="ro1">
          <table:table-cell office:value-type="float" office:value="84156408" calcext:value-type="float">
            <text:p>84156408</text:p>
          </table:table-cell>
          <table:table-cell office:value-type="float" office:value="88259184" calcext:value-type="float">
            <text:p>88259184</text:p>
          </table:table-cell>
          <table:table-cell office:value-type="float" office:value="1488268260" calcext:value-type="float">
            <text:p>1488268260</text:p>
          </table:table-cell>
          <table:table-cell office:value-type="float" office:value="1370305080" calcext:value-type="float">
            <text:p>137030508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/>
          <table:table-cell office:value-type="string" calcext:value-type="string">
            <text:p>D Boost</text:p>
          </table:table-cell>
          <table:table-cell table:formula="of:=[.O2] / [.M2]" office:value-type="float" office:value="15.5412769336861" calcext:value-type="float">
            <text:p>15,5412769336861</text:p>
          </table:table-cell>
          <table:table-cell table:number-columns-repeated="3"/>
        </table:table-row>
        <table:table-row table:style-name="ro1">
          <table:table-cell office:value-type="float" office:value="84029652" calcext:value-type="float">
            <text:p>84029652</text:p>
          </table:table-cell>
          <table:table-cell office:value-type="float" office:value="88082244" calcext:value-type="float">
            <text:p>88082244</text:p>
          </table:table-cell>
          <table:table-cell office:value-type="float" office:value="1494600156" calcext:value-type="float">
            <text:p>1494600156</text:p>
          </table:table-cell>
          <table:table-cell office:value-type="float" office:value="1366338852" calcext:value-type="float">
            <text:p>13663388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32936" calcext:value-type="float">
            <text:p>84132936</text:p>
          </table:table-cell>
          <table:table-cell office:value-type="float" office:value="88414812" calcext:value-type="float">
            <text:p>88414812</text:p>
          </table:table-cell>
          <table:table-cell office:value-type="float" office:value="1489197996" calcext:value-type="float">
            <text:p>1489197996</text:p>
          </table:table-cell>
          <table:table-cell office:value-type="float" office:value="1365861996" calcext:value-type="float">
            <text:p>136586199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71852" calcext:value-type="float">
            <text:p>84171852</text:p>
          </table:table-cell>
          <table:table-cell office:value-type="float" office:value="87934428" calcext:value-type="float">
            <text:p>87934428</text:p>
          </table:table-cell>
          <table:table-cell office:value-type="float" office:value="1486310400" calcext:value-type="float">
            <text:p>1486310400</text:p>
          </table:table-cell>
          <table:table-cell office:value-type="float" office:value="1368172260" calcext:value-type="float">
            <text:p>13681722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3971908" calcext:value-type="float">
            <text:p>83971908</text:p>
          </table:table-cell>
          <table:table-cell office:value-type="float" office:value="87931008" calcext:value-type="float">
            <text:p>87931008</text:p>
          </table:table-cell>
          <table:table-cell office:value-type="float" office:value="1486147140" calcext:value-type="float">
            <text:p>1486147140</text:p>
          </table:table-cell>
          <table:table-cell office:value-type="float" office:value="1366126704" calcext:value-type="float">
            <text:p>136612670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081852" calcext:value-type="float">
            <text:p>84081852</text:p>
          </table:table-cell>
          <table:table-cell office:value-type="float" office:value="87816852" calcext:value-type="float">
            <text:p>87816852</text:p>
          </table:table-cell>
          <table:table-cell office:value-type="float" office:value="1486008828" calcext:value-type="float">
            <text:p>1486008828</text:p>
          </table:table-cell>
          <table:table-cell office:value-type="float" office:value="1365194196" calcext:value-type="float">
            <text:p>136519419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5612" calcext:value-type="float">
            <text:p>84285612</text:p>
          </table:table-cell>
          <table:table-cell office:value-type="float" office:value="87877404" calcext:value-type="float">
            <text:p>87877404</text:p>
          </table:table-cell>
          <table:table-cell office:value-type="float" office:value="1486162440" calcext:value-type="float">
            <text:p>1486162440</text:p>
          </table:table-cell>
          <table:table-cell office:value-type="float" office:value="1364569920" calcext:value-type="float">
            <text:p>13645699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28904" calcext:value-type="float">
            <text:p>84128904</text:p>
          </table:table-cell>
          <table:table-cell office:value-type="float" office:value="87671160" calcext:value-type="float">
            <text:p>87671160</text:p>
          </table:table-cell>
          <table:table-cell office:value-type="float" office:value="1487257128" calcext:value-type="float">
            <text:p>1487257128</text:p>
          </table:table-cell>
          <table:table-cell office:value-type="float" office:value="1365300720" calcext:value-type="float">
            <text:p>13653007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23952" calcext:value-type="float">
            <text:p>84323952</text:p>
          </table:table-cell>
          <table:table-cell office:value-type="float" office:value="87872184" calcext:value-type="float">
            <text:p>87872184</text:p>
          </table:table-cell>
          <table:table-cell office:value-type="float" office:value="1486181664" calcext:value-type="float">
            <text:p>1486181664</text:p>
          </table:table-cell>
          <table:table-cell office:value-type="float" office:value="1365915528" calcext:value-type="float">
            <text:p>13659155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098412" calcext:value-type="float">
            <text:p>84098412</text:p>
          </table:table-cell>
          <table:table-cell office:value-type="float" office:value="87544728" calcext:value-type="float">
            <text:p>87544728</text:p>
          </table:table-cell>
          <table:table-cell office:value-type="float" office:value="1488389400" calcext:value-type="float">
            <text:p>1488389400</text:p>
          </table:table-cell>
          <table:table-cell office:value-type="float" office:value="1365083460" calcext:value-type="float">
            <text:p>13650834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35688" calcext:value-type="float">
            <text:p>84335688</text:p>
          </table:table-cell>
          <table:table-cell office:value-type="float" office:value="87814188" calcext:value-type="float">
            <text:p>87814188</text:p>
          </table:table-cell>
          <table:table-cell office:value-type="float" office:value="1486477908" calcext:value-type="float">
            <text:p>1486477908</text:p>
          </table:table-cell>
          <table:table-cell office:value-type="float" office:value="1364336136" calcext:value-type="float">
            <text:p>136433613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1436" calcext:value-type="float">
            <text:p>84281436</text:p>
          </table:table-cell>
          <table:table-cell office:value-type="float" office:value="87600888" calcext:value-type="float">
            <text:p>87600888</text:p>
          </table:table-cell>
          <table:table-cell office:value-type="float" office:value="1486056564" calcext:value-type="float">
            <text:p>1486056564</text:p>
          </table:table-cell>
          <table:table-cell office:value-type="float" office:value="1371326904" calcext:value-type="float">
            <text:p>137132690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8356" calcext:value-type="float">
            <text:p>84298356</text:p>
          </table:table-cell>
          <table:table-cell office:value-type="float" office:value="88392384" calcext:value-type="float">
            <text:p>88392384</text:p>
          </table:table-cell>
          <table:table-cell office:value-type="float" office:value="1486030104" calcext:value-type="float">
            <text:p>1486030104</text:p>
          </table:table-cell>
          <table:table-cell office:value-type="float" office:value="1365691356" calcext:value-type="float">
            <text:p>13656913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690576" calcext:value-type="float">
            <text:p>84690576</text:p>
          </table:table-cell>
          <table:table-cell office:value-type="float" office:value="94849020" calcext:value-type="float">
            <text:p>94849020</text:p>
          </table:table-cell>
          <table:table-cell office:value-type="float" office:value="1485940392" calcext:value-type="float">
            <text:p>1485940392</text:p>
          </table:table-cell>
          <table:table-cell office:value-type="float" office:value="1374440796" calcext:value-type="float">
            <text:p>137444079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86252" calcext:value-type="float">
            <text:p>84186252</text:p>
          </table:table-cell>
          <table:table-cell office:value-type="float" office:value="87545844" calcext:value-type="float">
            <text:p>87545844</text:p>
          </table:table-cell>
          <table:table-cell office:value-type="float" office:value="1485996948" calcext:value-type="float">
            <text:p>1485996948</text:p>
          </table:table-cell>
          <table:table-cell office:value-type="float" office:value="1367136792" calcext:value-type="float">
            <text:p>13671367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0512" calcext:value-type="float">
            <text:p>84250512</text:p>
          </table:table-cell>
          <table:table-cell office:value-type="float" office:value="87558660" calcext:value-type="float">
            <text:p>87558660</text:p>
          </table:table-cell>
          <table:table-cell office:value-type="float" office:value="1486034820" calcext:value-type="float">
            <text:p>1486034820</text:p>
          </table:table-cell>
          <table:table-cell office:value-type="float" office:value="1368755136" calcext:value-type="float">
            <text:p>136875513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44400" calcext:value-type="float">
            <text:p>84344400</text:p>
          </table:table-cell>
          <table:table-cell office:value-type="float" office:value="87508476" calcext:value-type="float">
            <text:p>87508476</text:p>
          </table:table-cell>
          <table:table-cell office:value-type="float" office:value="1486001952" calcext:value-type="float">
            <text:p>1486001952</text:p>
          </table:table-cell>
          <table:table-cell office:value-type="float" office:value="1368192780" calcext:value-type="float">
            <text:p>136819278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549852" calcext:value-type="float">
            <text:p>84549852</text:p>
          </table:table-cell>
          <table:table-cell office:value-type="float" office:value="87724188" calcext:value-type="float">
            <text:p>87724188</text:p>
          </table:table-cell>
          <table:table-cell office:value-type="float" office:value="1485998568" calcext:value-type="float">
            <text:p>1485998568</text:p>
          </table:table-cell>
          <table:table-cell office:value-type="float" office:value="1368251892" calcext:value-type="float">
            <text:p>13682518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75188" calcext:value-type="float">
            <text:p>84475188</text:p>
          </table:table-cell>
          <table:table-cell office:value-type="float" office:value="87956784" calcext:value-type="float">
            <text:p>87956784</text:p>
          </table:table-cell>
          <table:table-cell office:value-type="float" office:value="1486089972" calcext:value-type="float">
            <text:p>1486089972</text:p>
          </table:table-cell>
          <table:table-cell office:value-type="float" office:value="1368056772" calcext:value-type="float">
            <text:p>13680567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705768" calcext:value-type="float">
            <text:p>84705768</text:p>
          </table:table-cell>
          <table:table-cell office:value-type="float" office:value="87596316" calcext:value-type="float">
            <text:p>87596316</text:p>
          </table:table-cell>
          <table:table-cell office:value-type="float" office:value="1486008180" calcext:value-type="float">
            <text:p>1486008180</text:p>
          </table:table-cell>
          <table:table-cell office:value-type="float" office:value="1369542492" calcext:value-type="float">
            <text:p>13695424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822408" calcext:value-type="float">
            <text:p>84822408</text:p>
          </table:table-cell>
          <table:table-cell office:value-type="float" office:value="87793596" calcext:value-type="float">
            <text:p>87793596</text:p>
          </table:table-cell>
          <table:table-cell office:value-type="float" office:value="1487763144" calcext:value-type="float">
            <text:p>1487763144</text:p>
          </table:table-cell>
          <table:table-cell office:value-type="float" office:value="1368613980" calcext:value-type="float">
            <text:p>136861398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97544" calcext:value-type="float">
            <text:p>84497544</text:p>
          </table:table-cell>
          <table:table-cell office:value-type="float" office:value="87547572" calcext:value-type="float">
            <text:p>87547572</text:p>
          </table:table-cell>
          <table:table-cell office:value-type="float" office:value="1485981540" calcext:value-type="float">
            <text:p>1485981540</text:p>
          </table:table-cell>
          <table:table-cell office:value-type="float" office:value="1370570256" calcext:value-type="float">
            <text:p>13705702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13520" calcext:value-type="float">
            <text:p>84413520</text:p>
          </table:table-cell>
          <table:table-cell office:value-type="float" office:value="87649884" calcext:value-type="float">
            <text:p>87649884</text:p>
          </table:table-cell>
          <table:table-cell office:value-type="float" office:value="1485968040" calcext:value-type="float">
            <text:p>1485968040</text:p>
          </table:table-cell>
          <table:table-cell office:value-type="float" office:value="1368895716" calcext:value-type="float">
            <text:p>136889571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8468" calcext:value-type="float">
            <text:p>84258468</text:p>
          </table:table-cell>
          <table:table-cell office:value-type="float" office:value="87787296" calcext:value-type="float">
            <text:p>87787296</text:p>
          </table:table-cell>
          <table:table-cell office:value-type="float" office:value="1486013796" calcext:value-type="float">
            <text:p>1486013796</text:p>
          </table:table-cell>
          <table:table-cell office:value-type="float" office:value="1369016208" calcext:value-type="float">
            <text:p>13690162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3957436" calcext:value-type="float">
            <text:p>83957436</text:p>
          </table:table-cell>
          <table:table-cell office:value-type="float" office:value="87486804" calcext:value-type="float">
            <text:p>87486804</text:p>
          </table:table-cell>
          <table:table-cell office:value-type="float" office:value="1486058652" calcext:value-type="float">
            <text:p>1486058652</text:p>
          </table:table-cell>
          <table:table-cell office:value-type="float" office:value="1368635076" calcext:value-type="float">
            <text:p>136863507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534624" calcext:value-type="float">
            <text:p>84534624</text:p>
          </table:table-cell>
          <table:table-cell office:value-type="float" office:value="87477372" calcext:value-type="float">
            <text:p>87477372</text:p>
          </table:table-cell>
          <table:table-cell office:value-type="float" office:value="1489925484" calcext:value-type="float">
            <text:p>1489925484</text:p>
          </table:table-cell>
          <table:table-cell office:value-type="float" office:value="1369635408" calcext:value-type="float">
            <text:p>13696354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071484" calcext:value-type="float">
            <text:p>84071484</text:p>
          </table:table-cell>
          <table:table-cell office:value-type="float" office:value="87518880" calcext:value-type="float">
            <text:p>87518880</text:p>
          </table:table-cell>
          <table:table-cell office:value-type="float" office:value="1487407716" calcext:value-type="float">
            <text:p>1487407716</text:p>
          </table:table-cell>
          <table:table-cell office:value-type="float" office:value="1372610448" calcext:value-type="float">
            <text:p>13726104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6656" calcext:value-type="float">
            <text:p>84196656</text:p>
          </table:table-cell>
          <table:table-cell office:value-type="float" office:value="87735492" calcext:value-type="float">
            <text:p>87735492</text:p>
          </table:table-cell>
          <table:table-cell office:value-type="float" office:value="1486137132" calcext:value-type="float">
            <text:p>1486137132</text:p>
          </table:table-cell>
          <table:table-cell office:value-type="float" office:value="1367944128" calcext:value-type="float">
            <text:p>13679441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3977380" calcext:value-type="float">
            <text:p>83977380</text:p>
          </table:table-cell>
          <table:table-cell office:value-type="float" office:value="87589332" calcext:value-type="float">
            <text:p>87589332</text:p>
          </table:table-cell>
          <table:table-cell office:value-type="float" office:value="1486558944" calcext:value-type="float">
            <text:p>1486558944</text:p>
          </table:table-cell>
          <table:table-cell office:value-type="float" office:value="1369270260" calcext:value-type="float">
            <text:p>13692702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40332" calcext:value-type="float">
            <text:p>84340332</text:p>
          </table:table-cell>
          <table:table-cell office:value-type="float" office:value="87751152" calcext:value-type="float">
            <text:p>87751152</text:p>
          </table:table-cell>
          <table:table-cell office:value-type="float" office:value="1486426608" calcext:value-type="float">
            <text:p>1486426608</text:p>
          </table:table-cell>
          <table:table-cell office:value-type="float" office:value="1368566496" calcext:value-type="float">
            <text:p>136856649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78240" calcext:value-type="float">
            <text:p>84378240</text:p>
          </table:table-cell>
          <table:table-cell office:value-type="float" office:value="87575580" calcext:value-type="float">
            <text:p>87575580</text:p>
          </table:table-cell>
          <table:table-cell office:value-type="float" office:value="1486021788" calcext:value-type="float">
            <text:p>1486021788</text:p>
          </table:table-cell>
          <table:table-cell office:value-type="float" office:value="1371926772" calcext:value-type="float">
            <text:p>13719267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45768" calcext:value-type="float">
            <text:p>84345768</text:p>
          </table:table-cell>
          <table:table-cell office:value-type="float" office:value="87867792" calcext:value-type="float">
            <text:p>87867792</text:p>
          </table:table-cell>
          <table:table-cell office:value-type="float" office:value="1486426824" calcext:value-type="float">
            <text:p>1486426824</text:p>
          </table:table-cell>
          <table:table-cell office:value-type="float" office:value="1368556956" calcext:value-type="float">
            <text:p>13685569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2056" calcext:value-type="float">
            <text:p>84292056</text:p>
          </table:table-cell>
          <table:table-cell office:value-type="float" office:value="87538140" calcext:value-type="float">
            <text:p>87538140</text:p>
          </table:table-cell>
          <table:table-cell office:value-type="float" office:value="1486240524" calcext:value-type="float">
            <text:p>1486240524</text:p>
          </table:table-cell>
          <table:table-cell office:value-type="float" office:value="1368938268" calcext:value-type="float">
            <text:p>136893826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2240" calcext:value-type="float">
            <text:p>84252240</text:p>
          </table:table-cell>
          <table:table-cell office:value-type="float" office:value="87504192" calcext:value-type="float">
            <text:p>87504192</text:p>
          </table:table-cell>
          <table:table-cell office:value-type="float" office:value="1485857736" calcext:value-type="float">
            <text:p>1485857736</text:p>
          </table:table-cell>
          <table:table-cell office:value-type="float" office:value="1367037252" calcext:value-type="float">
            <text:p>13670372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0188" calcext:value-type="float">
            <text:p>84250188</text:p>
          </table:table-cell>
          <table:table-cell office:value-type="float" office:value="94704480" calcext:value-type="float">
            <text:p>94704480</text:p>
          </table:table-cell>
          <table:table-cell office:value-type="float" office:value="1486081188" calcext:value-type="float">
            <text:p>1486081188</text:p>
          </table:table-cell>
          <table:table-cell office:value-type="float" office:value="1375525800" calcext:value-type="float">
            <text:p>13755258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7628" calcext:value-type="float">
            <text:p>84287628</text:p>
          </table:table-cell>
          <table:table-cell office:value-type="float" office:value="87292548" calcext:value-type="float">
            <text:p>87292548</text:p>
          </table:table-cell>
          <table:table-cell office:value-type="float" office:value="1486461780" calcext:value-type="float">
            <text:p>1486461780</text:p>
          </table:table-cell>
          <table:table-cell office:value-type="float" office:value="1367867268" calcext:value-type="float">
            <text:p>136786726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86448" calcext:value-type="float">
            <text:p>84386448</text:p>
          </table:table-cell>
          <table:table-cell office:value-type="float" office:value="87965316" calcext:value-type="float">
            <text:p>87965316</text:p>
          </table:table-cell>
          <table:table-cell office:value-type="float" office:value="1486246032" calcext:value-type="float">
            <text:p>1486246032</text:p>
          </table:table-cell>
          <table:table-cell office:value-type="float" office:value="1368967536" calcext:value-type="float">
            <text:p>136896753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13864" calcext:value-type="float">
            <text:p>84213864</text:p>
          </table:table-cell>
          <table:table-cell office:value-type="float" office:value="87508008" calcext:value-type="float">
            <text:p>87508008</text:p>
          </table:table-cell>
          <table:table-cell office:value-type="float" office:value="1486090080" calcext:value-type="float">
            <text:p>1486090080</text:p>
          </table:table-cell>
          <table:table-cell office:value-type="float" office:value="1368489492" calcext:value-type="float">
            <text:p>13684894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80544" calcext:value-type="float">
            <text:p>84380544</text:p>
          </table:table-cell>
          <table:table-cell office:value-type="float" office:value="87792084" calcext:value-type="float">
            <text:p>87792084</text:p>
          </table:table-cell>
          <table:table-cell office:value-type="float" office:value="1485947952" calcext:value-type="float">
            <text:p>1485947952</text:p>
          </table:table-cell>
          <table:table-cell office:value-type="float" office:value="1367503884" calcext:value-type="float">
            <text:p>136750388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3320" calcext:value-type="float">
            <text:p>84253320</text:p>
          </table:table-cell>
          <table:table-cell office:value-type="float" office:value="87595560" calcext:value-type="float">
            <text:p>87595560</text:p>
          </table:table-cell>
          <table:table-cell office:value-type="float" office:value="1485954936" calcext:value-type="float">
            <text:p>1485954936</text:p>
          </table:table-cell>
          <table:table-cell office:value-type="float" office:value="1368547884" calcext:value-type="float">
            <text:p>136854788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0788" calcext:value-type="float">
            <text:p>84280788</text:p>
          </table:table-cell>
          <table:table-cell office:value-type="float" office:value="87836256" calcext:value-type="float">
            <text:p>87836256</text:p>
          </table:table-cell>
          <table:table-cell office:value-type="float" office:value="1486056816" calcext:value-type="float">
            <text:p>1486056816</text:p>
          </table:table-cell>
          <table:table-cell office:value-type="float" office:value="1368136440" calcext:value-type="float">
            <text:p>136813644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02108" calcext:value-type="float">
            <text:p>84402108</text:p>
          </table:table-cell>
          <table:table-cell office:value-type="float" office:value="87730380" calcext:value-type="float">
            <text:p>87730380</text:p>
          </table:table-cell>
          <table:table-cell office:value-type="float" office:value="1485997236" calcext:value-type="float">
            <text:p>1485997236</text:p>
          </table:table-cell>
          <table:table-cell office:value-type="float" office:value="1368005472" calcext:value-type="float">
            <text:p>13680054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64848" calcext:value-type="float">
            <text:p>84364848</text:p>
          </table:table-cell>
          <table:table-cell office:value-type="float" office:value="87626268" calcext:value-type="float">
            <text:p>87626268</text:p>
          </table:table-cell>
          <table:table-cell office:value-type="float" office:value="1486046484" calcext:value-type="float">
            <text:p>1486046484</text:p>
          </table:table-cell>
          <table:table-cell office:value-type="float" office:value="1368276228" calcext:value-type="float">
            <text:p>13682762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0280" calcext:value-type="float">
            <text:p>84230280</text:p>
          </table:table-cell>
          <table:table-cell office:value-type="float" office:value="87756588" calcext:value-type="float">
            <text:p>87756588</text:p>
          </table:table-cell>
          <table:table-cell office:value-type="float" office:value="1486101420" calcext:value-type="float">
            <text:p>1486101420</text:p>
          </table:table-cell>
          <table:table-cell office:value-type="float" office:value="1368078120" calcext:value-type="float">
            <text:p>13680781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30332" calcext:value-type="float">
            <text:p>84430332</text:p>
          </table:table-cell>
          <table:table-cell office:value-type="float" office:value="87894468" calcext:value-type="float">
            <text:p>87894468</text:p>
          </table:table-cell>
          <table:table-cell office:value-type="float" office:value="1485974124" calcext:value-type="float">
            <text:p>1485974124</text:p>
          </table:table-cell>
          <table:table-cell office:value-type="float" office:value="1368291924" calcext:value-type="float">
            <text:p>136829192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34068" calcext:value-type="float">
            <text:p>84334068</text:p>
          </table:table-cell>
          <table:table-cell office:value-type="float" office:value="87541164" calcext:value-type="float">
            <text:p>87541164</text:p>
          </table:table-cell>
          <table:table-cell office:value-type="float" office:value="1485949176" calcext:value-type="float">
            <text:p>1485949176</text:p>
          </table:table-cell>
          <table:table-cell office:value-type="float" office:value="1367721000" calcext:value-type="float">
            <text:p>13677210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42708" calcext:value-type="float">
            <text:p>84342708</text:p>
          </table:table-cell>
          <table:table-cell office:value-type="float" office:value="87775092" calcext:value-type="float">
            <text:p>87775092</text:p>
          </table:table-cell>
          <table:table-cell office:value-type="float" office:value="1486050624" calcext:value-type="float">
            <text:p>1486050624</text:p>
          </table:table-cell>
          <table:table-cell office:value-type="float" office:value="1367353548" calcext:value-type="float">
            <text:p>13673535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8088" calcext:value-type="float">
            <text:p>84278088</text:p>
          </table:table-cell>
          <table:table-cell office:value-type="float" office:value="87531156" calcext:value-type="float">
            <text:p>87531156</text:p>
          </table:table-cell>
          <table:table-cell office:value-type="float" office:value="1486350180" calcext:value-type="float">
            <text:p>1486350180</text:p>
          </table:table-cell>
          <table:table-cell office:value-type="float" office:value="1367397828" calcext:value-type="float">
            <text:p>13673978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5064" calcext:value-type="float">
            <text:p>84275064</text:p>
          </table:table-cell>
          <table:table-cell office:value-type="float" office:value="87697872" calcext:value-type="float">
            <text:p>87697872</text:p>
          </table:table-cell>
          <table:table-cell office:value-type="float" office:value="1486363680" calcext:value-type="float">
            <text:p>1486363680</text:p>
          </table:table-cell>
          <table:table-cell office:value-type="float" office:value="1367654868" calcext:value-type="float">
            <text:p>136765486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29604" calcext:value-type="float">
            <text:p>84329604</text:p>
          </table:table-cell>
          <table:table-cell office:value-type="float" office:value="87711984" calcext:value-type="float">
            <text:p>87711984</text:p>
          </table:table-cell>
          <table:table-cell office:value-type="float" office:value="1486776888" calcext:value-type="float">
            <text:p>1486776888</text:p>
          </table:table-cell>
          <table:table-cell office:value-type="float" office:value="1367233776" calcext:value-type="float">
            <text:p>136723377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03964" calcext:value-type="float">
            <text:p>84203964</text:p>
          </table:table-cell>
          <table:table-cell office:value-type="float" office:value="87558444" calcext:value-type="float">
            <text:p>87558444</text:p>
          </table:table-cell>
          <table:table-cell office:value-type="float" office:value="1486640808" calcext:value-type="float">
            <text:p>1486640808</text:p>
          </table:table-cell>
          <table:table-cell office:value-type="float" office:value="1367809524" calcext:value-type="float">
            <text:p>136780952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44148" calcext:value-type="float">
            <text:p>84344148</text:p>
          </table:table-cell>
          <table:table-cell office:value-type="float" office:value="87730920" calcext:value-type="float">
            <text:p>87730920</text:p>
          </table:table-cell>
          <table:table-cell office:value-type="float" office:value="1487673360" calcext:value-type="float">
            <text:p>1487673360</text:p>
          </table:table-cell>
          <table:table-cell office:value-type="float" office:value="1367535672" calcext:value-type="float">
            <text:p>13675356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2708" calcext:value-type="float">
            <text:p>84252708</text:p>
          </table:table-cell>
          <table:table-cell office:value-type="float" office:value="87513660" calcext:value-type="float">
            <text:p>87513660</text:p>
          </table:table-cell>
          <table:table-cell office:value-type="float" office:value="1486784952" calcext:value-type="float">
            <text:p>1486784952</text:p>
          </table:table-cell>
          <table:table-cell office:value-type="float" office:value="1367926272" calcext:value-type="float">
            <text:p>13679262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13700" calcext:value-type="float">
            <text:p>84413700</text:p>
          </table:table-cell>
          <table:table-cell office:value-type="float" office:value="87711480" calcext:value-type="float">
            <text:p>87711480</text:p>
          </table:table-cell>
          <table:table-cell office:value-type="float" office:value="1486337904" calcext:value-type="float">
            <text:p>1486337904</text:p>
          </table:table-cell>
          <table:table-cell office:value-type="float" office:value="1367185356" calcext:value-type="float">
            <text:p>13671853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85152" calcext:value-type="float">
            <text:p>84385152</text:p>
          </table:table-cell>
          <table:table-cell office:value-type="float" office:value="87553296" calcext:value-type="float">
            <text:p>87553296</text:p>
          </table:table-cell>
          <table:table-cell office:value-type="float" office:value="1486392408" calcext:value-type="float">
            <text:p>1486392408</text:p>
          </table:table-cell>
          <table:table-cell office:value-type="float" office:value="1367570520" calcext:value-type="float">
            <text:p>13675705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67512" calcext:value-type="float">
            <text:p>84367512</text:p>
          </table:table-cell>
          <table:table-cell office:value-type="float" office:value="94817412" calcext:value-type="float">
            <text:p>94817412</text:p>
          </table:table-cell>
          <table:table-cell office:value-type="float" office:value="1486457568" calcext:value-type="float">
            <text:p>1486457568</text:p>
          </table:table-cell>
          <table:table-cell office:value-type="float" office:value="1375509240" calcext:value-type="float">
            <text:p>137550924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83624" calcext:value-type="float">
            <text:p>84183624</text:p>
          </table:table-cell>
          <table:table-cell office:value-type="float" office:value="87284268" calcext:value-type="float">
            <text:p>87284268</text:p>
          </table:table-cell>
          <table:table-cell office:value-type="float" office:value="1486713744" calcext:value-type="float">
            <text:p>1486713744</text:p>
          </table:table-cell>
          <table:table-cell office:value-type="float" office:value="1366549920" calcext:value-type="float">
            <text:p>13665499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3984004" calcext:value-type="float">
            <text:p>83984004</text:p>
          </table:table-cell>
          <table:table-cell office:value-type="float" office:value="87599412" calcext:value-type="float">
            <text:p>87599412</text:p>
          </table:table-cell>
          <table:table-cell office:value-type="float" office:value="1487395440" calcext:value-type="float">
            <text:p>1487395440</text:p>
          </table:table-cell>
          <table:table-cell office:value-type="float" office:value="1371652308" calcext:value-type="float">
            <text:p>13716523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3376" calcext:value-type="float">
            <text:p>84233376</text:p>
          </table:table-cell>
          <table:table-cell office:value-type="float" office:value="87667740" calcext:value-type="float">
            <text:p>87667740</text:p>
          </table:table-cell>
          <table:table-cell office:value-type="float" office:value="1486516536" calcext:value-type="float">
            <text:p>1486516536</text:p>
          </table:table-cell>
          <table:table-cell office:value-type="float" office:value="1367279712" calcext:value-type="float">
            <text:p>136727971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07932" calcext:value-type="float">
            <text:p>84307932</text:p>
          </table:table-cell>
          <table:table-cell office:value-type="float" office:value="87611832" calcext:value-type="float">
            <text:p>87611832</text:p>
          </table:table-cell>
          <table:table-cell office:value-type="float" office:value="1486513296" calcext:value-type="float">
            <text:p>1486513296</text:p>
          </table:table-cell>
          <table:table-cell office:value-type="float" office:value="1368418716" calcext:value-type="float">
            <text:p>136841871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9028" calcext:value-type="float">
            <text:p>84239028</text:p>
          </table:table-cell>
          <table:table-cell office:value-type="float" office:value="87530760" calcext:value-type="float">
            <text:p>87530760</text:p>
          </table:table-cell>
          <table:table-cell office:value-type="float" office:value="1486941624" calcext:value-type="float">
            <text:p>1486941624</text:p>
          </table:table-cell>
          <table:table-cell office:value-type="float" office:value="1367190324" calcext:value-type="float">
            <text:p>136719032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18356" calcext:value-type="float">
            <text:p>84118356</text:p>
          </table:table-cell>
          <table:table-cell office:value-type="float" office:value="87614460" calcext:value-type="float">
            <text:p>87614460</text:p>
          </table:table-cell>
          <table:table-cell office:value-type="float" office:value="1486921140" calcext:value-type="float">
            <text:p>1486921140</text:p>
          </table:table-cell>
          <table:table-cell office:value-type="float" office:value="1367855964" calcext:value-type="float">
            <text:p>136785596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087468" calcext:value-type="float">
            <text:p>84087468</text:p>
          </table:table-cell>
          <table:table-cell office:value-type="float" office:value="87726456" calcext:value-type="float">
            <text:p>87726456</text:p>
          </table:table-cell>
          <table:table-cell office:value-type="float" office:value="1486596024" calcext:value-type="float">
            <text:p>1486596024</text:p>
          </table:table-cell>
          <table:table-cell office:value-type="float" office:value="1367517240" calcext:value-type="float">
            <text:p>136751724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21648" calcext:value-type="float">
            <text:p>84321648</text:p>
          </table:table-cell>
          <table:table-cell office:value-type="float" office:value="87568416" calcext:value-type="float">
            <text:p>87568416</text:p>
          </table:table-cell>
          <table:table-cell office:value-type="float" office:value="1486702908" calcext:value-type="float">
            <text:p>1486702908</text:p>
          </table:table-cell>
          <table:table-cell office:value-type="float" office:value="1367122428" calcext:value-type="float">
            <text:p>13671224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99084" calcext:value-type="float">
            <text:p>84399084</text:p>
          </table:table-cell>
          <table:table-cell office:value-type="float" office:value="87790680" calcext:value-type="float">
            <text:p>87790680</text:p>
          </table:table-cell>
          <table:table-cell office:value-type="float" office:value="1486698732" calcext:value-type="float">
            <text:p>1486698732</text:p>
          </table:table-cell>
          <table:table-cell office:value-type="float" office:value="1367287740" calcext:value-type="float">
            <text:p>136728774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37848" calcext:value-type="float">
            <text:p>84337848</text:p>
          </table:table-cell>
          <table:table-cell office:value-type="float" office:value="87570216" calcext:value-type="float">
            <text:p>87570216</text:p>
          </table:table-cell>
          <table:table-cell office:value-type="float" office:value="1486720836" calcext:value-type="float">
            <text:p>1486720836</text:p>
          </table:table-cell>
          <table:table-cell office:value-type="float" office:value="1368226908" calcext:value-type="float">
            <text:p>13682269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22772" calcext:value-type="float">
            <text:p>84422772</text:p>
          </table:table-cell>
          <table:table-cell office:value-type="float" office:value="87667956" calcext:value-type="float">
            <text:p>87667956</text:p>
          </table:table-cell>
          <table:table-cell office:value-type="float" office:value="1486717056" calcext:value-type="float">
            <text:p>1486717056</text:p>
          </table:table-cell>
          <table:table-cell office:value-type="float" office:value="1366269804" calcext:value-type="float">
            <text:p>136626980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4856" calcext:value-type="float">
            <text:p>84284856</text:p>
          </table:table-cell>
          <table:table-cell office:value-type="float" office:value="87522300" calcext:value-type="float">
            <text:p>87522300</text:p>
          </table:table-cell>
          <table:table-cell office:value-type="float" office:value="1486685808" calcext:value-type="float">
            <text:p>1486685808</text:p>
          </table:table-cell>
          <table:table-cell office:value-type="float" office:value="1367915652" calcext:value-type="float">
            <text:p>13679156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034656" calcext:value-type="float">
            <text:p>84034656</text:p>
          </table:table-cell>
          <table:table-cell office:value-type="float" office:value="87545448" calcext:value-type="float">
            <text:p>87545448</text:p>
          </table:table-cell>
          <table:table-cell office:value-type="float" office:value="1486389276" calcext:value-type="float">
            <text:p>1486389276</text:p>
          </table:table-cell>
          <table:table-cell office:value-type="float" office:value="1367004168" calcext:value-type="float">
            <text:p>136700416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043836" calcext:value-type="float">
            <text:p>84043836</text:p>
          </table:table-cell>
          <table:table-cell office:value-type="float" office:value="87797124" calcext:value-type="float">
            <text:p>87797124</text:p>
          </table:table-cell>
          <table:table-cell office:value-type="float" office:value="1486707948" calcext:value-type="float">
            <text:p>1486707948</text:p>
          </table:table-cell>
          <table:table-cell office:value-type="float" office:value="1367182548" calcext:value-type="float">
            <text:p>13671825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34304" calcext:value-type="float">
            <text:p>84134304</text:p>
          </table:table-cell>
          <table:table-cell office:value-type="float" office:value="87645492" calcext:value-type="float">
            <text:p>87645492</text:p>
          </table:table-cell>
          <table:table-cell office:value-type="float" office:value="1486804824" calcext:value-type="float">
            <text:p>1486804824</text:p>
          </table:table-cell>
          <table:table-cell office:value-type="float" office:value="1370002104" calcext:value-type="float">
            <text:p>137000210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44096" calcext:value-type="float">
            <text:p>84144096</text:p>
          </table:table-cell>
          <table:table-cell office:value-type="float" office:value="87780240" calcext:value-type="float">
            <text:p>87780240</text:p>
          </table:table-cell>
          <table:table-cell office:value-type="float" office:value="1486782756" calcext:value-type="float">
            <text:p>1486782756</text:p>
          </table:table-cell>
          <table:table-cell office:value-type="float" office:value="1374251364" calcext:value-type="float">
            <text:p>137425136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73056" calcext:value-type="float">
            <text:p>84373056</text:p>
          </table:table-cell>
          <table:table-cell office:value-type="float" office:value="87487992" calcext:value-type="float">
            <text:p>87487992</text:p>
          </table:table-cell>
          <table:table-cell office:value-type="float" office:value="1486543968" calcext:value-type="float">
            <text:p>1486543968</text:p>
          </table:table-cell>
          <table:table-cell office:value-type="float" office:value="1368417348" calcext:value-type="float">
            <text:p>13684173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58980" calcext:value-type="float">
            <text:p>84358980</text:p>
          </table:table-cell>
          <table:table-cell office:value-type="float" office:value="87759324" calcext:value-type="float">
            <text:p>87759324</text:p>
          </table:table-cell>
          <table:table-cell office:value-type="float" office:value="1486862424" calcext:value-type="float">
            <text:p>1486862424</text:p>
          </table:table-cell>
          <table:table-cell office:value-type="float" office:value="1369426356" calcext:value-type="float">
            <text:p>13694263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6476" calcext:value-type="float">
            <text:p>84286476</text:p>
          </table:table-cell>
          <table:table-cell office:value-type="float" office:value="87657876" calcext:value-type="float">
            <text:p>87657876</text:p>
          </table:table-cell>
          <table:table-cell office:value-type="float" office:value="1486607796" calcext:value-type="float">
            <text:p>1486607796</text:p>
          </table:table-cell>
          <table:table-cell office:value-type="float" office:value="1368405900" calcext:value-type="float">
            <text:p>13684059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40296" calcext:value-type="float">
            <text:p>84340296</text:p>
          </table:table-cell>
          <table:table-cell office:value-type="float" office:value="87623640" calcext:value-type="float">
            <text:p>87623640</text:p>
          </table:table-cell>
          <table:table-cell office:value-type="float" office:value="1486669284" calcext:value-type="float">
            <text:p>1486669284</text:p>
          </table:table-cell>
          <table:table-cell office:value-type="float" office:value="1375429464" calcext:value-type="float">
            <text:p>137542946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8460" calcext:value-type="float">
            <text:p>84248460</text:p>
          </table:table-cell>
          <table:table-cell office:value-type="float" office:value="94629492" calcext:value-type="float">
            <text:p>94629492</text:p>
          </table:table-cell>
          <table:table-cell office:value-type="float" office:value="1487388780" calcext:value-type="float">
            <text:p>1487388780</text:p>
          </table:table-cell>
          <table:table-cell office:value-type="float" office:value="1367910936" calcext:value-type="float">
            <text:p>136791093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2808" calcext:value-type="float">
            <text:p>84242808</text:p>
          </table:table-cell>
          <table:table-cell office:value-type="float" office:value="87228036" calcext:value-type="float">
            <text:p>87228036</text:p>
          </table:table-cell>
          <table:table-cell office:value-type="float" office:value="1486578348" calcext:value-type="float">
            <text:p>1486578348</text:p>
          </table:table-cell>
          <table:table-cell office:value-type="float" office:value="1367755164" calcext:value-type="float">
            <text:p>136775516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03116" calcext:value-type="float">
            <text:p>84403116</text:p>
          </table:table-cell>
          <table:table-cell office:value-type="float" office:value="87705108" calcext:value-type="float">
            <text:p>87705108</text:p>
          </table:table-cell>
          <table:table-cell office:value-type="float" office:value="1486674684" calcext:value-type="float">
            <text:p>1486674684</text:p>
          </table:table-cell>
          <table:table-cell office:value-type="float" office:value="1370485980" calcext:value-type="float">
            <text:p>137048598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2652" calcext:value-type="float">
            <text:p>84272652</text:p>
          </table:table-cell>
          <table:table-cell office:value-type="float" office:value="87584796" calcext:value-type="float">
            <text:p>87584796</text:p>
          </table:table-cell>
          <table:table-cell office:value-type="float" office:value="1486992204" calcext:value-type="float">
            <text:p>1486992204</text:p>
          </table:table-cell>
          <table:table-cell office:value-type="float" office:value="1367820216" calcext:value-type="float">
            <text:p>136782021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4936" calcext:value-type="float">
            <text:p>84294936</text:p>
          </table:table-cell>
          <table:table-cell office:value-type="float" office:value="87696900" calcext:value-type="float">
            <text:p>87696900</text:p>
          </table:table-cell>
          <table:table-cell office:value-type="float" office:value="1487050380" calcext:value-type="float">
            <text:p>1487050380</text:p>
          </table:table-cell>
          <table:table-cell office:value-type="float" office:value="1368170136" calcext:value-type="float">
            <text:p>136817013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2020" calcext:value-type="float">
            <text:p>84292020</text:p>
          </table:table-cell>
          <table:table-cell office:value-type="float" office:value="87497028" calcext:value-type="float">
            <text:p>87497028</text:p>
          </table:table-cell>
          <table:table-cell office:value-type="float" office:value="1487084220" calcext:value-type="float">
            <text:p>1487084220</text:p>
          </table:table-cell>
          <table:table-cell office:value-type="float" office:value="1368757944" calcext:value-type="float">
            <text:p>136875794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19380" calcext:value-type="float">
            <text:p>84319380</text:p>
          </table:table-cell>
          <table:table-cell office:value-type="float" office:value="87894396" calcext:value-type="float">
            <text:p>87894396</text:p>
          </table:table-cell>
          <table:table-cell office:value-type="float" office:value="1487048796" calcext:value-type="float">
            <text:p>1487048796</text:p>
          </table:table-cell>
          <table:table-cell office:value-type="float" office:value="1368867384" calcext:value-type="float">
            <text:p>136886738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9908" calcext:value-type="float">
            <text:p>84259908</text:p>
          </table:table-cell>
          <table:table-cell office:value-type="float" office:value="87602940" calcext:value-type="float">
            <text:p>87602940</text:p>
          </table:table-cell>
          <table:table-cell office:value-type="float" office:value="1486950948" calcext:value-type="float">
            <text:p>1486950948</text:p>
          </table:table-cell>
          <table:table-cell office:value-type="float" office:value="1367800200" calcext:value-type="float">
            <text:p>13678002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0568" calcext:value-type="float">
            <text:p>84230568</text:p>
          </table:table-cell>
          <table:table-cell office:value-type="float" office:value="87800400" calcext:value-type="float">
            <text:p>87800400</text:p>
          </table:table-cell>
          <table:table-cell office:value-type="float" office:value="1486597968" calcext:value-type="float">
            <text:p>1486597968</text:p>
          </table:table-cell>
          <table:table-cell office:value-type="float" office:value="1383777720" calcext:value-type="float">
            <text:p>13837777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8376" calcext:value-type="float">
            <text:p>84278376</text:p>
          </table:table-cell>
          <table:table-cell office:value-type="float" office:value="87608412" calcext:value-type="float">
            <text:p>87608412</text:p>
          </table:table-cell>
          <table:table-cell office:value-type="float" office:value="1486528704" calcext:value-type="float">
            <text:p>1486528704</text:p>
          </table:table-cell>
          <table:table-cell office:value-type="float" office:value="1371594348" calcext:value-type="float">
            <text:p>13715943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10956" calcext:value-type="float">
            <text:p>84310956</text:p>
          </table:table-cell>
          <table:table-cell office:value-type="float" office:value="87583104" calcext:value-type="float">
            <text:p>87583104</text:p>
          </table:table-cell>
          <table:table-cell office:value-type="float" office:value="1486689912" calcext:value-type="float">
            <text:p>1486689912</text:p>
          </table:table-cell>
          <table:table-cell office:value-type="float" office:value="1369805328" calcext:value-type="float">
            <text:p>13698053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4864" calcext:value-type="float">
            <text:p>84294864</text:p>
          </table:table-cell>
          <table:table-cell office:value-type="float" office:value="87605928" calcext:value-type="float">
            <text:p>87605928</text:p>
          </table:table-cell>
          <table:table-cell office:value-type="float" office:value="1486837332" calcext:value-type="float">
            <text:p>1486837332</text:p>
          </table:table-cell>
          <table:table-cell office:value-type="float" office:value="1368760212" calcext:value-type="float">
            <text:p>136876021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9292" calcext:value-type="float">
            <text:p>84299292</text:p>
          </table:table-cell>
          <table:table-cell office:value-type="float" office:value="87482916" calcext:value-type="float">
            <text:p>87482916</text:p>
          </table:table-cell>
          <table:table-cell office:value-type="float" office:value="1486847664" calcext:value-type="float">
            <text:p>1486847664</text:p>
          </table:table-cell>
          <table:table-cell office:value-type="float" office:value="1369033164" calcext:value-type="float">
            <text:p>136903316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2888" calcext:value-type="float">
            <text:p>84252888</text:p>
          </table:table-cell>
          <table:table-cell office:value-type="float" office:value="87735996" calcext:value-type="float">
            <text:p>87735996</text:p>
          </table:table-cell>
          <table:table-cell office:value-type="float" office:value="1486656612" calcext:value-type="float">
            <text:p>1486656612</text:p>
          </table:table-cell>
          <table:table-cell office:value-type="float" office:value="1368193212" calcext:value-type="float">
            <text:p>136819321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60232" calcext:value-type="float">
            <text:p>84260232</text:p>
          </table:table-cell>
          <table:table-cell office:value-type="float" office:value="87520176" calcext:value-type="float">
            <text:p>87520176</text:p>
          </table:table-cell>
          <table:table-cell office:value-type="float" office:value="1486803996" calcext:value-type="float">
            <text:p>1486803996</text:p>
          </table:table-cell>
          <table:table-cell office:value-type="float" office:value="1371982392" calcext:value-type="float">
            <text:p>13719823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9428" calcext:value-type="float">
            <text:p>84289428</text:p>
          </table:table-cell>
          <table:table-cell office:value-type="float" office:value="87798996" calcext:value-type="float">
            <text:p>87798996</text:p>
          </table:table-cell>
          <table:table-cell office:value-type="float" office:value="1486939176" calcext:value-type="float">
            <text:p>1486939176</text:p>
          </table:table-cell>
          <table:table-cell office:value-type="float" office:value="1369226448" calcext:value-type="float">
            <text:p>13692264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83372" calcext:value-type="float">
            <text:p>84183372</text:p>
          </table:table-cell>
          <table:table-cell office:value-type="float" office:value="87416388" calcext:value-type="float">
            <text:p>87416388</text:p>
          </table:table-cell>
          <table:table-cell office:value-type="float" office:value="1487373660" calcext:value-type="float">
            <text:p>1487373660</text:p>
          </table:table-cell>
          <table:table-cell office:value-type="float" office:value="1368443124" calcext:value-type="float">
            <text:p>136844312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58800" calcext:value-type="float">
            <text:p>84358800</text:p>
          </table:table-cell>
          <table:table-cell office:value-type="float" office:value="87824232" calcext:value-type="float">
            <text:p>87824232</text:p>
          </table:table-cell>
          <table:table-cell office:value-type="float" office:value="1486845864" calcext:value-type="float">
            <text:p>1486845864</text:p>
          </table:table-cell>
          <table:table-cell office:value-type="float" office:value="1368386496" calcext:value-type="float">
            <text:p>136838649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19696" calcext:value-type="float">
            <text:p>84219696</text:p>
          </table:table-cell>
          <table:table-cell office:value-type="float" office:value="87615864" calcext:value-type="float">
            <text:p>87615864</text:p>
          </table:table-cell>
          <table:table-cell office:value-type="float" office:value="1486355292" calcext:value-type="float">
            <text:p>1486355292</text:p>
          </table:table-cell>
          <table:table-cell office:value-type="float" office:value="1368601956" calcext:value-type="float">
            <text:p>13686019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18084" calcext:value-type="float">
            <text:p>84318084</text:p>
          </table:table-cell>
          <table:table-cell office:value-type="float" office:value="87557976" calcext:value-type="float">
            <text:p>87557976</text:p>
          </table:table-cell>
          <table:table-cell office:value-type="float" office:value="1485764316" calcext:value-type="float">
            <text:p>1485764316</text:p>
          </table:table-cell>
          <table:table-cell office:value-type="float" office:value="1373320476" calcext:value-type="float">
            <text:p>137332047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24636" calcext:value-type="float">
            <text:p>84324636</text:p>
          </table:table-cell>
          <table:table-cell office:value-type="float" office:value="87575868" calcext:value-type="float">
            <text:p>87575868</text:p>
          </table:table-cell>
          <table:table-cell office:value-type="float" office:value="1486319688" calcext:value-type="float">
            <text:p>1486319688</text:p>
          </table:table-cell>
          <table:table-cell office:value-type="float" office:value="1380284784" calcext:value-type="float">
            <text:p>138028478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5148" calcext:value-type="float">
            <text:p>84245148</text:p>
          </table:table-cell>
          <table:table-cell office:value-type="float" office:value="95330556" calcext:value-type="float">
            <text:p>95330556</text:p>
          </table:table-cell>
          <table:table-cell office:value-type="float" office:value="1486513116" calcext:value-type="float">
            <text:p>1486513116</text:p>
          </table:table-cell>
          <table:table-cell office:value-type="float" office:value="1369211688" calcext:value-type="float">
            <text:p>13692116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21180" calcext:value-type="float">
            <text:p>84321180</text:p>
          </table:table-cell>
          <table:table-cell office:value-type="float" office:value="87641604" calcext:value-type="float">
            <text:p>87641604</text:p>
          </table:table-cell>
          <table:table-cell office:value-type="float" office:value="1486197684" calcext:value-type="float">
            <text:p>1486197684</text:p>
          </table:table-cell>
          <table:table-cell office:value-type="float" office:value="1370512260" calcext:value-type="float">
            <text:p>13705122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24672" calcext:value-type="float">
            <text:p>84324672</text:p>
          </table:table-cell>
          <table:table-cell office:value-type="float" office:value="88149744" calcext:value-type="float">
            <text:p>88149744</text:p>
          </table:table-cell>
          <table:table-cell office:value-type="float" office:value="1486118196" calcext:value-type="float">
            <text:p>1486118196</text:p>
          </table:table-cell>
          <table:table-cell office:value-type="float" office:value="1369316448" calcext:value-type="float">
            <text:p>13693164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6616" calcext:value-type="float">
            <text:p>84236616</text:p>
          </table:table-cell>
          <table:table-cell office:value-type="float" office:value="87821532" calcext:value-type="float">
            <text:p>87821532</text:p>
          </table:table-cell>
          <table:table-cell office:value-type="float" office:value="1486404540" calcext:value-type="float">
            <text:p>1486404540</text:p>
          </table:table-cell>
          <table:table-cell office:value-type="float" office:value="1369460160" calcext:value-type="float">
            <text:p>13694601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20244" calcext:value-type="float">
            <text:p>84320244</text:p>
          </table:table-cell>
          <table:table-cell office:value-type="float" office:value="88032348" calcext:value-type="float">
            <text:p>88032348</text:p>
          </table:table-cell>
          <table:table-cell office:value-type="float" office:value="1486612296" calcext:value-type="float">
            <text:p>1486612296</text:p>
          </table:table-cell>
          <table:table-cell office:value-type="float" office:value="1370140488" calcext:value-type="float">
            <text:p>13701404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13144" calcext:value-type="float">
            <text:p>84213144</text:p>
          </table:table-cell>
          <table:table-cell office:value-type="float" office:value="87717096" calcext:value-type="float">
            <text:p>87717096</text:p>
          </table:table-cell>
          <table:table-cell office:value-type="float" office:value="1485836676" calcext:value-type="float">
            <text:p>1485836676</text:p>
          </table:table-cell>
          <table:table-cell office:value-type="float" office:value="1370494008" calcext:value-type="float">
            <text:p>13704940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4472" calcext:value-type="float">
            <text:p>84254472</text:p>
          </table:table-cell>
          <table:table-cell office:value-type="float" office:value="87777576" calcext:value-type="float">
            <text:p>87777576</text:p>
          </table:table-cell>
          <table:table-cell office:value-type="float" office:value="1485700524" calcext:value-type="float">
            <text:p>1485700524</text:p>
          </table:table-cell>
          <table:table-cell office:value-type="float" office:value="1369997892" calcext:value-type="float">
            <text:p>13699978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5548" calcext:value-type="float">
            <text:p>84295548</text:p>
          </table:table-cell>
          <table:table-cell office:value-type="float" office:value="87688332" calcext:value-type="float">
            <text:p>87688332</text:p>
          </table:table-cell>
          <table:table-cell office:value-type="float" office:value="1485959616" calcext:value-type="float">
            <text:p>1485959616</text:p>
          </table:table-cell>
          <table:table-cell office:value-type="float" office:value="1369522044" calcext:value-type="float">
            <text:p>136952204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06880" calcext:value-type="float">
            <text:p>84206880</text:p>
          </table:table-cell>
          <table:table-cell office:value-type="float" office:value="87563412" calcext:value-type="float">
            <text:p>87563412</text:p>
          </table:table-cell>
          <table:table-cell office:value-type="float" office:value="1486114812" calcext:value-type="float">
            <text:p>1486114812</text:p>
          </table:table-cell>
          <table:table-cell office:value-type="float" office:value="1369042272" calcext:value-type="float">
            <text:p>13690422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14988" calcext:value-type="float">
            <text:p>84314988</text:p>
          </table:table-cell>
          <table:table-cell office:value-type="float" office:value="87742404" calcext:value-type="float">
            <text:p>87742404</text:p>
          </table:table-cell>
          <table:table-cell office:value-type="float" office:value="1485880704" calcext:value-type="float">
            <text:p>1485880704</text:p>
          </table:table-cell>
          <table:table-cell office:value-type="float" office:value="1368724644" calcext:value-type="float">
            <text:p>136872464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9328" calcext:value-type="float">
            <text:p>84299328</text:p>
          </table:table-cell>
          <table:table-cell office:value-type="float" office:value="87904692" calcext:value-type="float">
            <text:p>87904692</text:p>
          </table:table-cell>
          <table:table-cell office:value-type="float" office:value="1486299600" calcext:value-type="float">
            <text:p>1486299600</text:p>
          </table:table-cell>
          <table:table-cell office:value-type="float" office:value="1370363040" calcext:value-type="float">
            <text:p>137036304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28660" calcext:value-type="float">
            <text:p>84228660</text:p>
          </table:table-cell>
          <table:table-cell office:value-type="float" office:value="87508152" calcext:value-type="float">
            <text:p>87508152</text:p>
          </table:table-cell>
          <table:table-cell office:value-type="float" office:value="1486418652" calcext:value-type="float">
            <text:p>1486418652</text:p>
          </table:table-cell>
          <table:table-cell office:value-type="float" office:value="1368760896" calcext:value-type="float">
            <text:p>136876089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74280" calcext:value-type="float">
            <text:p>84374280</text:p>
          </table:table-cell>
          <table:table-cell office:value-type="float" office:value="87883956" calcext:value-type="float">
            <text:p>87883956</text:p>
          </table:table-cell>
          <table:table-cell office:value-type="float" office:value="1486541664" calcext:value-type="float">
            <text:p>1486541664</text:p>
          </table:table-cell>
          <table:table-cell office:value-type="float" office:value="1369891368" calcext:value-type="float">
            <text:p>136989136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9116" calcext:value-type="float">
            <text:p>84259116</text:p>
          </table:table-cell>
          <table:table-cell office:value-type="float" office:value="87553728" calcext:value-type="float">
            <text:p>87553728</text:p>
          </table:table-cell>
          <table:table-cell office:value-type="float" office:value="1485651924" calcext:value-type="float">
            <text:p>1485651924</text:p>
          </table:table-cell>
          <table:table-cell office:value-type="float" office:value="1369084284" calcext:value-type="float">
            <text:p>136908428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2912" calcext:value-type="float">
            <text:p>84282912</text:p>
          </table:table-cell>
          <table:table-cell office:value-type="float" office:value="87507792" calcext:value-type="float">
            <text:p>87507792</text:p>
          </table:table-cell>
          <table:table-cell office:value-type="float" office:value="1485373536" calcext:value-type="float">
            <text:p>1485373536</text:p>
          </table:table-cell>
          <table:table-cell office:value-type="float" office:value="1369061172" calcext:value-type="float">
            <text:p>13690611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1860" calcext:value-type="float">
            <text:p>84271860</text:p>
          </table:table-cell>
          <table:table-cell office:value-type="float" office:value="87764436" calcext:value-type="float">
            <text:p>87764436</text:p>
          </table:table-cell>
          <table:table-cell office:value-type="float" office:value="1485613008" calcext:value-type="float">
            <text:p>1485613008</text:p>
          </table:table-cell>
          <table:table-cell office:value-type="float" office:value="1373746392" calcext:value-type="float">
            <text:p>13737463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89996" calcext:value-type="float">
            <text:p>84189996</text:p>
          </table:table-cell>
          <table:table-cell office:value-type="float" office:value="87548004" calcext:value-type="float">
            <text:p>87548004</text:p>
          </table:table-cell>
          <table:table-cell office:value-type="float" office:value="1485644508" calcext:value-type="float">
            <text:p>1485644508</text:p>
          </table:table-cell>
          <table:table-cell office:value-type="float" office:value="1369807776" calcext:value-type="float">
            <text:p>136980777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62896" calcext:value-type="float">
            <text:p>84262896</text:p>
          </table:table-cell>
          <table:table-cell office:value-type="float" office:value="87504048" calcext:value-type="float">
            <text:p>87504048</text:p>
          </table:table-cell>
          <table:table-cell office:value-type="float" office:value="1486126080" calcext:value-type="float">
            <text:p>1486126080</text:p>
          </table:table-cell>
          <table:table-cell office:value-type="float" office:value="1369877976" calcext:value-type="float">
            <text:p>136987797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51980" calcext:value-type="float">
            <text:p>84151980</text:p>
          </table:table-cell>
          <table:table-cell office:value-type="float" office:value="87948072" calcext:value-type="float">
            <text:p>87948072</text:p>
          </table:table-cell>
          <table:table-cell office:value-type="float" office:value="1486327212" calcext:value-type="float">
            <text:p>1486327212</text:p>
          </table:table-cell>
          <table:table-cell office:value-type="float" office:value="1369229724" calcext:value-type="float">
            <text:p>136922972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22576" calcext:value-type="float">
            <text:p>84222576</text:p>
          </table:table-cell>
          <table:table-cell office:value-type="float" office:value="88474140" calcext:value-type="float">
            <text:p>88474140</text:p>
          </table:table-cell>
          <table:table-cell office:value-type="float" office:value="1486053360" calcext:value-type="float">
            <text:p>1486053360</text:p>
          </table:table-cell>
          <table:table-cell office:value-type="float" office:value="1369892628" calcext:value-type="float">
            <text:p>13698926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84164" calcext:value-type="float">
            <text:p>84184164</text:p>
          </table:table-cell>
          <table:table-cell office:value-type="float" office:value="88096752" calcext:value-type="float">
            <text:p>88096752</text:p>
          </table:table-cell>
          <table:table-cell office:value-type="float" office:value="1485902772" calcext:value-type="float">
            <text:p>1485902772</text:p>
          </table:table-cell>
          <table:table-cell office:value-type="float" office:value="1377351144" calcext:value-type="float">
            <text:p>137735114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9864" calcext:value-type="float">
            <text:p>84249864</text:p>
          </table:table-cell>
          <table:table-cell office:value-type="float" office:value="95664636" calcext:value-type="float">
            <text:p>95664636</text:p>
          </table:table-cell>
          <table:table-cell office:value-type="float" office:value="1486069812" calcext:value-type="float">
            <text:p>1486069812</text:p>
          </table:table-cell>
          <table:table-cell office:value-type="float" office:value="1368765252" calcext:value-type="float">
            <text:p>13687652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26104" calcext:value-type="float">
            <text:p>84226104</text:p>
          </table:table-cell>
          <table:table-cell office:value-type="float" office:value="87867756" calcext:value-type="float">
            <text:p>87867756</text:p>
          </table:table-cell>
          <table:table-cell office:value-type="float" office:value="1485838548" calcext:value-type="float">
            <text:p>1485838548</text:p>
          </table:table-cell>
          <table:table-cell office:value-type="float" office:value="1369709892" calcext:value-type="float">
            <text:p>13697098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1004" calcext:value-type="float">
            <text:p>84191004</text:p>
          </table:table-cell>
          <table:table-cell office:value-type="float" office:value="87910704" calcext:value-type="float">
            <text:p>87910704</text:p>
          </table:table-cell>
          <table:table-cell office:value-type="float" office:value="1485709596" calcext:value-type="float">
            <text:p>1485709596</text:p>
          </table:table-cell>
          <table:table-cell office:value-type="float" office:value="1368313488" calcext:value-type="float">
            <text:p>13683134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96492" calcext:value-type="float">
            <text:p>84396492</text:p>
          </table:table-cell>
          <table:table-cell office:value-type="float" office:value="87756048" calcext:value-type="float">
            <text:p>87756048</text:p>
          </table:table-cell>
          <table:table-cell office:value-type="float" office:value="1486075320" calcext:value-type="float">
            <text:p>1486075320</text:p>
          </table:table-cell>
          <table:table-cell office:value-type="float" office:value="1368653508" calcext:value-type="float">
            <text:p>13686535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573432" calcext:value-type="float">
            <text:p>84573432</text:p>
          </table:table-cell>
          <table:table-cell office:value-type="float" office:value="87782364" calcext:value-type="float">
            <text:p>87782364</text:p>
          </table:table-cell>
          <table:table-cell office:value-type="float" office:value="1485889164" calcext:value-type="float">
            <text:p>1485889164</text:p>
          </table:table-cell>
          <table:table-cell office:value-type="float" office:value="1368370224" calcext:value-type="float">
            <text:p>136837022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3632" calcext:value-type="float">
            <text:p>84193632</text:p>
          </table:table-cell>
          <table:table-cell office:value-type="float" office:value="87503688" calcext:value-type="float">
            <text:p>87503688</text:p>
          </table:table-cell>
          <table:table-cell office:value-type="float" office:value="1485532476" calcext:value-type="float">
            <text:p>1485532476</text:p>
          </table:table-cell>
          <table:table-cell office:value-type="float" office:value="1369335636" calcext:value-type="float">
            <text:p>136933563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3092" calcext:value-type="float">
            <text:p>84283092</text:p>
          </table:table-cell>
          <table:table-cell office:value-type="float" office:value="87685884" calcext:value-type="float">
            <text:p>87685884</text:p>
          </table:table-cell>
          <table:table-cell office:value-type="float" office:value="1485748116" calcext:value-type="float">
            <text:p>1485748116</text:p>
          </table:table-cell>
          <table:table-cell office:value-type="float" office:value="1370832300" calcext:value-type="float">
            <text:p>13708323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4640" calcext:value-type="float">
            <text:p>84194640</text:p>
          </table:table-cell>
          <table:table-cell office:value-type="float" office:value="87956136" calcext:value-type="float">
            <text:p>87956136</text:p>
          </table:table-cell>
          <table:table-cell office:value-type="float" office:value="1485482688" calcext:value-type="float">
            <text:p>1485482688</text:p>
          </table:table-cell>
          <table:table-cell office:value-type="float" office:value="1369963008" calcext:value-type="float">
            <text:p>13699630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06448" calcext:value-type="float">
            <text:p>84206448</text:p>
          </table:table-cell>
          <table:table-cell office:value-type="float" office:value="87584832" calcext:value-type="float">
            <text:p>87584832</text:p>
          </table:table-cell>
          <table:table-cell office:value-type="float" office:value="1485850824" calcext:value-type="float">
            <text:p>1485850824</text:p>
          </table:table-cell>
          <table:table-cell office:value-type="float" office:value="1367674452" calcext:value-type="float">
            <text:p>13676744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4928" calcext:value-type="float">
            <text:p>84194928</text:p>
          </table:table-cell>
          <table:table-cell office:value-type="float" office:value="87938568" calcext:value-type="float">
            <text:p>87938568</text:p>
          </table:table-cell>
          <table:table-cell office:value-type="float" office:value="1485385596" calcext:value-type="float">
            <text:p>1485385596</text:p>
          </table:table-cell>
          <table:table-cell office:value-type="float" office:value="1368315648" calcext:value-type="float">
            <text:p>13683156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69232" calcext:value-type="float">
            <text:p>84269232</text:p>
          </table:table-cell>
          <table:table-cell office:value-type="float" office:value="87571620" calcext:value-type="float">
            <text:p>87571620</text:p>
          </table:table-cell>
          <table:table-cell office:value-type="float" office:value="1485684900" calcext:value-type="float">
            <text:p>1485684900</text:p>
          </table:table-cell>
          <table:table-cell office:value-type="float" office:value="1368819216" calcext:value-type="float">
            <text:p>136881921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81128" calcext:value-type="float">
            <text:p>84481128</text:p>
          </table:table-cell>
          <table:table-cell office:value-type="float" office:value="87890652" calcext:value-type="float">
            <text:p>87890652</text:p>
          </table:table-cell>
          <table:table-cell office:value-type="float" office:value="1485245700" calcext:value-type="float">
            <text:p>1485245700</text:p>
          </table:table-cell>
          <table:table-cell office:value-type="float" office:value="1368741420" calcext:value-type="float">
            <text:p>13687414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78476" calcext:value-type="float">
            <text:p>84178476</text:p>
          </table:table-cell>
          <table:table-cell office:value-type="float" office:value="87579612" calcext:value-type="float">
            <text:p>87579612</text:p>
          </table:table-cell>
          <table:table-cell office:value-type="float" office:value="1484807940" calcext:value-type="float">
            <text:p>1484807940</text:p>
          </table:table-cell>
          <table:table-cell office:value-type="float" office:value="1368409320" calcext:value-type="float">
            <text:p>13684093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69572" calcext:value-type="float">
            <text:p>84469572</text:p>
          </table:table-cell>
          <table:table-cell office:value-type="float" office:value="87457680" calcext:value-type="float">
            <text:p>87457680</text:p>
          </table:table-cell>
          <table:table-cell office:value-type="float" office:value="1485145188" calcext:value-type="float">
            <text:p>1485145188</text:p>
          </table:table-cell>
          <table:table-cell office:value-type="float" office:value="1368698184" calcext:value-type="float">
            <text:p>136869818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5504" calcext:value-type="float">
            <text:p>84195504</text:p>
          </table:table-cell>
          <table:table-cell office:value-type="float" office:value="87723684" calcext:value-type="float">
            <text:p>87723684</text:p>
          </table:table-cell>
          <table:table-cell office:value-type="float" office:value="1485529776" calcext:value-type="float">
            <text:p>1485529776</text:p>
          </table:table-cell>
          <table:table-cell office:value-type="float" office:value="1368473652" calcext:value-type="float">
            <text:p>13684736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47784" calcext:value-type="float">
            <text:p>84347784</text:p>
          </table:table-cell>
          <table:table-cell office:value-type="float" office:value="87578496" calcext:value-type="float">
            <text:p>87578496</text:p>
          </table:table-cell>
          <table:table-cell office:value-type="float" office:value="1485407916" calcext:value-type="float">
            <text:p>1485407916</text:p>
          </table:table-cell>
          <table:table-cell office:value-type="float" office:value="1368468180" calcext:value-type="float">
            <text:p>136846818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32592" calcext:value-type="float">
            <text:p>84332592</text:p>
          </table:table-cell>
          <table:table-cell office:value-type="float" office:value="87833340" calcext:value-type="float">
            <text:p>87833340</text:p>
          </table:table-cell>
          <table:table-cell office:value-type="float" office:value="1485545544" calcext:value-type="float">
            <text:p>1485545544</text:p>
          </table:table-cell>
          <table:table-cell office:value-type="float" office:value="1369237356" calcext:value-type="float">
            <text:p>13692373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07644" calcext:value-type="float">
            <text:p>84307644</text:p>
          </table:table-cell>
          <table:table-cell office:value-type="float" office:value="87505380" calcext:value-type="float">
            <text:p>87505380</text:p>
          </table:table-cell>
          <table:table-cell office:value-type="float" office:value="1485589140" calcext:value-type="float">
            <text:p>1485589140</text:p>
          </table:table-cell>
          <table:table-cell office:value-type="float" office:value="1368726912" calcext:value-type="float">
            <text:p>136872691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40944" calcext:value-type="float">
            <text:p>84340944</text:p>
          </table:table-cell>
          <table:table-cell office:value-type="float" office:value="87700284" calcext:value-type="float">
            <text:p>87700284</text:p>
          </table:table-cell>
          <table:table-cell office:value-type="float" office:value="1485232740" calcext:value-type="float">
            <text:p>1485232740</text:p>
          </table:table-cell>
          <table:table-cell office:value-type="float" office:value="1369044720" calcext:value-type="float">
            <text:p>13690447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2960" calcext:value-type="float">
            <text:p>84252960</text:p>
          </table:table-cell>
          <table:table-cell office:value-type="float" office:value="87574824" calcext:value-type="float">
            <text:p>87574824</text:p>
          </table:table-cell>
          <table:table-cell office:value-type="float" office:value="1485875340" calcext:value-type="float">
            <text:p>1485875340</text:p>
          </table:table-cell>
          <table:table-cell office:value-type="float" office:value="1375189344" calcext:value-type="float">
            <text:p>137518934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6344" calcext:value-type="float">
            <text:p>84256344</text:p>
          </table:table-cell>
          <table:table-cell office:value-type="float" office:value="87761016" calcext:value-type="float">
            <text:p>87761016</text:p>
          </table:table-cell>
          <table:table-cell office:value-type="float" office:value="1485263988" calcext:value-type="float">
            <text:p>1485263988</text:p>
          </table:table-cell>
          <table:table-cell office:value-type="float" office:value="1368494388" calcext:value-type="float">
            <text:p>13684943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02496" calcext:value-type="float">
            <text:p>84302496</text:p>
          </table:table-cell>
          <table:table-cell office:value-type="float" office:value="94652136" calcext:value-type="float">
            <text:p>94652136</text:p>
          </table:table-cell>
          <table:table-cell office:value-type="float" office:value="1485578376" calcext:value-type="float">
            <text:p>1485578376</text:p>
          </table:table-cell>
          <table:table-cell office:value-type="float" office:value="1367879148" calcext:value-type="float">
            <text:p>13678791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7908" calcext:value-type="float">
            <text:p>84277908</text:p>
          </table:table-cell>
          <table:table-cell office:value-type="float" office:value="87421176" calcext:value-type="float">
            <text:p>87421176</text:p>
          </table:table-cell>
          <table:table-cell office:value-type="float" office:value="1485277632" calcext:value-type="float">
            <text:p>1485277632</text:p>
          </table:table-cell>
          <table:table-cell office:value-type="float" office:value="1369282356" calcext:value-type="float">
            <text:p>13692823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9328" calcext:value-type="float">
            <text:p>84299328</text:p>
          </table:table-cell>
          <table:table-cell office:value-type="float" office:value="87643548" calcext:value-type="float">
            <text:p>87643548</text:p>
          </table:table-cell>
          <table:table-cell office:value-type="float" office:value="1484634240" calcext:value-type="float">
            <text:p>1484634240</text:p>
          </table:table-cell>
          <table:table-cell office:value-type="float" office:value="1369381104" calcext:value-type="float">
            <text:p>136938110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9080" calcext:value-type="float">
            <text:p>84259080</text:p>
          </table:table-cell>
          <table:table-cell office:value-type="float" office:value="87560532" calcext:value-type="float">
            <text:p>87560532</text:p>
          </table:table-cell>
          <table:table-cell office:value-type="float" office:value="1485462456" calcext:value-type="float">
            <text:p>1485462456</text:p>
          </table:table-cell>
          <table:table-cell office:value-type="float" office:value="1369354464" calcext:value-type="float">
            <text:p>136935446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1176" calcext:value-type="float">
            <text:p>84271176</text:p>
          </table:table-cell>
          <table:table-cell office:value-type="float" office:value="87710616" calcext:value-type="float">
            <text:p>87710616</text:p>
          </table:table-cell>
          <table:table-cell office:value-type="float" office:value="1484706636" calcext:value-type="float">
            <text:p>1484706636</text:p>
          </table:table-cell>
          <table:table-cell office:value-type="float" office:value="1368616716" calcext:value-type="float">
            <text:p>136861671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16436" calcext:value-type="float">
            <text:p>84416436</text:p>
          </table:table-cell>
          <table:table-cell office:value-type="float" office:value="87539436" calcext:value-type="float">
            <text:p>87539436</text:p>
          </table:table-cell>
          <table:table-cell office:value-type="float" office:value="1485074556" calcext:value-type="float">
            <text:p>1485074556</text:p>
          </table:table-cell>
          <table:table-cell office:value-type="float" office:value="1369347192" calcext:value-type="float">
            <text:p>13693471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2728" calcext:value-type="float">
            <text:p>84232728</text:p>
          </table:table-cell>
          <table:table-cell office:value-type="float" office:value="87869520" calcext:value-type="float">
            <text:p>87869520</text:p>
          </table:table-cell>
          <table:table-cell office:value-type="float" office:value="1484552736" calcext:value-type="float">
            <text:p>1484552736</text:p>
          </table:table-cell>
          <table:table-cell office:value-type="float" office:value="1368366228" calcext:value-type="float">
            <text:p>13683662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77000" calcext:value-type="float">
            <text:p>84177000</text:p>
          </table:table-cell>
          <table:table-cell office:value-type="float" office:value="87550236" calcext:value-type="float">
            <text:p>87550236</text:p>
          </table:table-cell>
          <table:table-cell office:value-type="float" office:value="1484990460" calcext:value-type="float">
            <text:p>1484990460</text:p>
          </table:table-cell>
          <table:table-cell office:value-type="float" office:value="1368575892" calcext:value-type="float">
            <text:p>13685758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7872" calcext:value-type="float">
            <text:p>84277872</text:p>
          </table:table-cell>
          <table:table-cell office:value-type="float" office:value="87751872" calcext:value-type="float">
            <text:p>87751872</text:p>
          </table:table-cell>
          <table:table-cell office:value-type="float" office:value="1485235980" calcext:value-type="float">
            <text:p>1485235980</text:p>
          </table:table-cell>
          <table:table-cell office:value-type="float" office:value="1369210932" calcext:value-type="float">
            <text:p>136921093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9780" calcext:value-type="float">
            <text:p>84279780</text:p>
          </table:table-cell>
          <table:table-cell office:value-type="float" office:value="87536484" calcext:value-type="float">
            <text:p>87536484</text:p>
          </table:table-cell>
          <table:table-cell office:value-type="float" office:value="1484897544" calcext:value-type="float">
            <text:p>1484897544</text:p>
          </table:table-cell>
          <table:table-cell office:value-type="float" office:value="1369589832" calcext:value-type="float">
            <text:p>136958983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56336" calcext:value-type="float">
            <text:p>84156336</text:p>
          </table:table-cell>
          <table:table-cell office:value-type="float" office:value="87429132" calcext:value-type="float">
            <text:p>87429132</text:p>
          </table:table-cell>
          <table:table-cell office:value-type="float" office:value="1485409536" calcext:value-type="float">
            <text:p>1485409536</text:p>
          </table:table-cell>
          <table:table-cell office:value-type="float" office:value="1371007944" calcext:value-type="float">
            <text:p>137100794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2524" calcext:value-type="float">
            <text:p>84292524</text:p>
          </table:table-cell>
          <table:table-cell office:value-type="float" office:value="87752484" calcext:value-type="float">
            <text:p>87752484</text:p>
          </table:table-cell>
          <table:table-cell office:value-type="float" office:value="1486018584" calcext:value-type="float">
            <text:p>1486018584</text:p>
          </table:table-cell>
          <table:table-cell office:value-type="float" office:value="1370115360" calcext:value-type="float">
            <text:p>13701153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61672" calcext:value-type="float">
            <text:p>84261672</text:p>
          </table:table-cell>
          <table:table-cell office:value-type="float" office:value="87510708" calcext:value-type="float">
            <text:p>87510708</text:p>
          </table:table-cell>
          <table:table-cell office:value-type="float" office:value="1485644292" calcext:value-type="float">
            <text:p>1485644292</text:p>
          </table:table-cell>
          <table:table-cell office:value-type="float" office:value="1370308320" calcext:value-type="float">
            <text:p>13703083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07716" calcext:value-type="float">
            <text:p>84307716</text:p>
          </table:table-cell>
          <table:table-cell office:value-type="float" office:value="87575616" calcext:value-type="float">
            <text:p>87575616</text:p>
          </table:table-cell>
          <table:table-cell office:value-type="float" office:value="1485572148" calcext:value-type="float">
            <text:p>1485572148</text:p>
          </table:table-cell>
          <table:table-cell office:value-type="float" office:value="1369507464" calcext:value-type="float">
            <text:p>136950746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59340" calcext:value-type="float">
            <text:p>84359340</text:p>
          </table:table-cell>
          <table:table-cell office:value-type="float" office:value="87528276" calcext:value-type="float">
            <text:p>87528276</text:p>
          </table:table-cell>
          <table:table-cell office:value-type="float" office:value="1485579636" calcext:value-type="float">
            <text:p>1485579636</text:p>
          </table:table-cell>
          <table:table-cell office:value-type="float" office:value="1370061576" calcext:value-type="float">
            <text:p>137006157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00192" calcext:value-type="float">
            <text:p>84300192</text:p>
          </table:table-cell>
          <table:table-cell office:value-type="float" office:value="87709896" calcext:value-type="float">
            <text:p>87709896</text:p>
          </table:table-cell>
          <table:table-cell office:value-type="float" office:value="1489047120" calcext:value-type="float">
            <text:p>1489047120</text:p>
          </table:table-cell>
          <table:table-cell office:value-type="float" office:value="1370397492" calcext:value-type="float">
            <text:p>13703974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4856" calcext:value-type="float">
            <text:p>84194856</text:p>
          </table:table-cell>
          <table:table-cell office:value-type="float" office:value="87510708" calcext:value-type="float">
            <text:p>87510708</text:p>
          </table:table-cell>
          <table:table-cell office:value-type="float" office:value="1485960948" calcext:value-type="float">
            <text:p>1485960948</text:p>
          </table:table-cell>
          <table:table-cell office:value-type="float" office:value="1370007972" calcext:value-type="float">
            <text:p>13700079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30432" calcext:value-type="float">
            <text:p>84330432</text:p>
          </table:table-cell>
          <table:table-cell office:value-type="float" office:value="87796152" calcext:value-type="float">
            <text:p>87796152</text:p>
          </table:table-cell>
          <table:table-cell office:value-type="float" office:value="1485726984" calcext:value-type="float">
            <text:p>1485726984</text:p>
          </table:table-cell>
          <table:table-cell office:value-type="float" office:value="1369915452" calcext:value-type="float">
            <text:p>13699154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8900" calcext:value-type="float">
            <text:p>84258900</text:p>
          </table:table-cell>
          <table:table-cell office:value-type="float" office:value="87570144" calcext:value-type="float">
            <text:p>87570144</text:p>
          </table:table-cell>
          <table:table-cell office:value-type="float" office:value="1486073628" calcext:value-type="float">
            <text:p>1486073628</text:p>
          </table:table-cell>
          <table:table-cell office:value-type="float" office:value="1369814436" calcext:value-type="float">
            <text:p>136981443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47768" calcext:value-type="float">
            <text:p>84147768</text:p>
          </table:table-cell>
          <table:table-cell office:value-type="float" office:value="87533316" calcext:value-type="float">
            <text:p>87533316</text:p>
          </table:table-cell>
          <table:table-cell office:value-type="float" office:value="1485664884" calcext:value-type="float">
            <text:p>1485664884</text:p>
          </table:table-cell>
          <table:table-cell office:value-type="float" office:value="1376774460" calcext:value-type="float">
            <text:p>13767744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60952" calcext:value-type="float">
            <text:p>84260952</text:p>
          </table:table-cell>
          <table:table-cell office:value-type="float" office:value="87894972" calcext:value-type="float">
            <text:p>87894972</text:p>
          </table:table-cell>
          <table:table-cell office:value-type="float" office:value="1485201564" calcext:value-type="float">
            <text:p>1485201564</text:p>
          </table:table-cell>
          <table:table-cell office:value-type="float" office:value="1369475892" calcext:value-type="float">
            <text:p>13694758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0748" calcext:value-type="float">
            <text:p>84230748</text:p>
          </table:table-cell>
          <table:table-cell office:value-type="float" office:value="94863636" calcext:value-type="float">
            <text:p>94863636</text:p>
          </table:table-cell>
          <table:table-cell office:value-type="float" office:value="1485703116" calcext:value-type="float">
            <text:p>1485703116</text:p>
          </table:table-cell>
          <table:table-cell office:value-type="float" office:value="1370287692" calcext:value-type="float">
            <text:p>13702876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88124" calcext:value-type="float">
            <text:p>84188124</text:p>
          </table:table-cell>
          <table:table-cell office:value-type="float" office:value="87697872" calcext:value-type="float">
            <text:p>87697872</text:p>
          </table:table-cell>
          <table:table-cell office:value-type="float" office:value="1485378216" calcext:value-type="float">
            <text:p>1485378216</text:p>
          </table:table-cell>
          <table:table-cell office:value-type="float" office:value="1370151252" calcext:value-type="float">
            <text:p>13701512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27256" calcext:value-type="float">
            <text:p>84227256</text:p>
          </table:table-cell>
          <table:table-cell office:value-type="float" office:value="87925716" calcext:value-type="float">
            <text:p>87925716</text:p>
          </table:table-cell>
          <table:table-cell office:value-type="float" office:value="1485367488" calcext:value-type="float">
            <text:p>1485367488</text:p>
          </table:table-cell>
          <table:table-cell office:value-type="float" office:value="1369506132" calcext:value-type="float">
            <text:p>136950613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0428" calcext:value-type="float">
            <text:p>84280428</text:p>
          </table:table-cell>
          <table:table-cell office:value-type="float" office:value="87626772" calcext:value-type="float">
            <text:p>87626772</text:p>
          </table:table-cell>
          <table:table-cell office:value-type="float" office:value="1485180684" calcext:value-type="float">
            <text:p>1485180684</text:p>
          </table:table-cell>
          <table:table-cell office:value-type="float" office:value="1369560960" calcext:value-type="float">
            <text:p>13695609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19308" calcext:value-type="float">
            <text:p>84319308</text:p>
          </table:table-cell>
          <table:table-cell office:value-type="float" office:value="87840216" calcext:value-type="float">
            <text:p>87840216</text:p>
          </table:table-cell>
          <table:table-cell office:value-type="float" office:value="1485018324" calcext:value-type="float">
            <text:p>1485018324</text:p>
          </table:table-cell>
          <table:table-cell office:value-type="float" office:value="1369719252" calcext:value-type="float">
            <text:p>13697192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27292" calcext:value-type="float">
            <text:p>84227292</text:p>
          </table:table-cell>
          <table:table-cell office:value-type="float" office:value="87753348" calcext:value-type="float">
            <text:p>87753348</text:p>
          </table:table-cell>
          <table:table-cell office:value-type="float" office:value="1485234504" calcext:value-type="float">
            <text:p>1485234504</text:p>
          </table:table-cell>
          <table:table-cell office:value-type="float" office:value="1370537856" calcext:value-type="float">
            <text:p>13705378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03136" calcext:value-type="float">
            <text:p>84203136</text:p>
          </table:table-cell>
          <table:table-cell office:value-type="float" office:value="87497748" calcext:value-type="float">
            <text:p>87497748</text:p>
          </table:table-cell>
          <table:table-cell office:value-type="float" office:value="1485015192" calcext:value-type="float">
            <text:p>1485015192</text:p>
          </table:table-cell>
          <table:table-cell office:value-type="float" office:value="1370593152" calcext:value-type="float">
            <text:p>13705931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82904" calcext:value-type="float">
            <text:p>84182904</text:p>
          </table:table-cell>
          <table:table-cell office:value-type="float" office:value="87876792" calcext:value-type="float">
            <text:p>87876792</text:p>
          </table:table-cell>
          <table:table-cell office:value-type="float" office:value="1484886780" calcext:value-type="float">
            <text:p>1484886780</text:p>
          </table:table-cell>
          <table:table-cell office:value-type="float" office:value="1370899728" calcext:value-type="float">
            <text:p>13708997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1500" calcext:value-type="float">
            <text:p>84271500</text:p>
          </table:table-cell>
          <table:table-cell office:value-type="float" office:value="87457536" calcext:value-type="float">
            <text:p>87457536</text:p>
          </table:table-cell>
          <table:table-cell office:value-type="float" office:value="1485025308" calcext:value-type="float">
            <text:p>1485025308</text:p>
          </table:table-cell>
          <table:table-cell office:value-type="float" office:value="1373650056" calcext:value-type="float">
            <text:p>13736500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0908" calcext:value-type="float">
            <text:p>84250908</text:p>
          </table:table-cell>
          <table:table-cell office:value-type="float" office:value="87501708" calcext:value-type="float">
            <text:p>87501708</text:p>
          </table:table-cell>
          <table:table-cell office:value-type="float" office:value="1484910144" calcext:value-type="float">
            <text:p>1484910144</text:p>
          </table:table-cell>
          <table:table-cell office:value-type="float" office:value="1370087856" calcext:value-type="float">
            <text:p>13700878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4824" calcext:value-type="float">
            <text:p>84244824</text:p>
          </table:table-cell>
          <table:table-cell office:value-type="float" office:value="87564996" calcext:value-type="float">
            <text:p>87564996</text:p>
          </table:table-cell>
          <table:table-cell office:value-type="float" office:value="1489119444" calcext:value-type="float">
            <text:p>1489119444</text:p>
          </table:table-cell>
          <table:table-cell office:value-type="float" office:value="1369899180" calcext:value-type="float">
            <text:p>136989918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0252" calcext:value-type="float">
            <text:p>84240252</text:p>
          </table:table-cell>
          <table:table-cell office:value-type="float" office:value="87859728" calcext:value-type="float">
            <text:p>87859728</text:p>
          </table:table-cell>
          <table:table-cell office:value-type="float" office:value="1485956376" calcext:value-type="float">
            <text:p>1485956376</text:p>
          </table:table-cell>
          <table:table-cell office:value-type="float" office:value="1369210788" calcext:value-type="float">
            <text:p>13692107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3428" calcext:value-type="float">
            <text:p>84253428</text:p>
          </table:table-cell>
          <table:table-cell office:value-type="float" office:value="87526980" calcext:value-type="float">
            <text:p>87526980</text:p>
          </table:table-cell>
          <table:table-cell office:value-type="float" office:value="1485119808" calcext:value-type="float">
            <text:p>1485119808</text:p>
          </table:table-cell>
          <table:table-cell office:value-type="float" office:value="1369467324" calcext:value-type="float">
            <text:p>136946732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090636" calcext:value-type="float">
            <text:p>84090636</text:p>
          </table:table-cell>
          <table:table-cell office:value-type="float" office:value="87846480" calcext:value-type="float">
            <text:p>87846480</text:p>
          </table:table-cell>
          <table:table-cell office:value-type="float" office:value="1485634212" calcext:value-type="float">
            <text:p>1485634212</text:p>
          </table:table-cell>
          <table:table-cell office:value-type="float" office:value="1370478348" calcext:value-type="float">
            <text:p>13704783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19408" calcext:value-type="float">
            <text:p>84219408</text:p>
          </table:table-cell>
          <table:table-cell office:value-type="float" office:value="87538356" calcext:value-type="float">
            <text:p>87538356</text:p>
          </table:table-cell>
          <table:table-cell office:value-type="float" office:value="1485406224" calcext:value-type="float">
            <text:p>1485406224</text:p>
          </table:table-cell>
          <table:table-cell office:value-type="float" office:value="1370643804" calcext:value-type="float">
            <text:p>137064380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35832" calcext:value-type="float">
            <text:p>84335832</text:p>
          </table:table-cell>
          <table:table-cell office:value-type="float" office:value="87851340" calcext:value-type="float">
            <text:p>87851340</text:p>
          </table:table-cell>
          <table:table-cell office:value-type="float" office:value="1484482896" calcext:value-type="float">
            <text:p>1484482896</text:p>
          </table:table-cell>
          <table:table-cell office:value-type="float" office:value="1369855620" calcext:value-type="float">
            <text:p>13698556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25880" calcext:value-type="float">
            <text:p>84125880</text:p>
          </table:table-cell>
          <table:table-cell office:value-type="float" office:value="87497028" calcext:value-type="float">
            <text:p>87497028</text:p>
          </table:table-cell>
          <table:table-cell office:value-type="float" office:value="1484704044" calcext:value-type="float">
            <text:p>1484704044</text:p>
          </table:table-cell>
          <table:table-cell office:value-type="float" office:value="1370027520" calcext:value-type="float">
            <text:p>13700275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56936" calcext:value-type="float">
            <text:p>84456936</text:p>
          </table:table-cell>
          <table:table-cell office:value-type="float" office:value="87808752" calcext:value-type="float">
            <text:p>87808752</text:p>
          </table:table-cell>
          <table:table-cell office:value-type="float" office:value="1484329824" calcext:value-type="float">
            <text:p>1484329824</text:p>
          </table:table-cell>
          <table:table-cell office:value-type="float" office:value="1370456388" calcext:value-type="float">
            <text:p>13704563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453048" calcext:value-type="float">
            <text:p>84453048</text:p>
          </table:table-cell>
          <table:table-cell office:value-type="float" office:value="87547896" calcext:value-type="float">
            <text:p>87547896</text:p>
          </table:table-cell>
          <table:table-cell office:value-type="float" office:value="1484275284" calcext:value-type="float">
            <text:p>1484275284</text:p>
          </table:table-cell>
          <table:table-cell office:value-type="float" office:value="1369420200" calcext:value-type="float">
            <text:p>13694202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25492" calcext:value-type="float">
            <text:p>84225492</text:p>
          </table:table-cell>
          <table:table-cell office:value-type="float" office:value="87667776" calcext:value-type="float">
            <text:p>87667776</text:p>
          </table:table-cell>
          <table:table-cell office:value-type="float" office:value="1484663328" calcext:value-type="float">
            <text:p>1484663328</text:p>
          </table:table-cell>
          <table:table-cell office:value-type="float" office:value="1376389116" calcext:value-type="float">
            <text:p>137638911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69908" calcext:value-type="float">
            <text:p>84169908</text:p>
          </table:table-cell>
          <table:table-cell office:value-type="float" office:value="94931028" calcext:value-type="float">
            <text:p>94931028</text:p>
          </table:table-cell>
          <table:table-cell office:value-type="float" office:value="1485060372" calcext:value-type="float">
            <text:p>1485060372</text:p>
          </table:table-cell>
          <table:table-cell office:value-type="float" office:value="1369329552" calcext:value-type="float">
            <text:p>13693295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61420" calcext:value-type="float">
            <text:p>84261420</text:p>
          </table:table-cell>
          <table:table-cell office:value-type="float" office:value="87339960" calcext:value-type="float">
            <text:p>87339960</text:p>
          </table:table-cell>
          <table:table-cell office:value-type="float" office:value="1484712468" calcext:value-type="float">
            <text:p>1484712468</text:p>
          </table:table-cell>
          <table:table-cell office:value-type="float" office:value="1367826480" calcext:value-type="float">
            <text:p>136782648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75164" calcext:value-type="float">
            <text:p>84175164</text:p>
          </table:table-cell>
          <table:table-cell office:value-type="float" office:value="87689232" calcext:value-type="float">
            <text:p>87689232</text:p>
          </table:table-cell>
          <table:table-cell office:value-type="float" office:value="1484338680" calcext:value-type="float">
            <text:p>1484338680</text:p>
          </table:table-cell>
          <table:table-cell office:value-type="float" office:value="1368388440" calcext:value-type="float">
            <text:p>136838844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5604" calcext:value-type="float">
            <text:p>84275604</text:p>
          </table:table-cell>
          <table:table-cell office:value-type="float" office:value="87546888" calcext:value-type="float">
            <text:p>87546888</text:p>
          </table:table-cell>
          <table:table-cell office:value-type="float" office:value="1484169264" calcext:value-type="float">
            <text:p>1484169264</text:p>
          </table:table-cell>
          <table:table-cell office:value-type="float" office:value="1369548216" calcext:value-type="float">
            <text:p>136954821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14052" calcext:value-type="float">
            <text:p>84314052</text:p>
          </table:table-cell>
          <table:table-cell office:value-type="float" office:value="87693336" calcext:value-type="float">
            <text:p>87693336</text:p>
          </table:table-cell>
          <table:table-cell office:value-type="float" office:value="1484496360" calcext:value-type="float">
            <text:p>1484496360</text:p>
          </table:table-cell>
          <table:table-cell office:value-type="float" office:value="1370042100" calcext:value-type="float">
            <text:p>13700421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22036" calcext:value-type="float">
            <text:p>84222036</text:p>
          </table:table-cell>
          <table:table-cell office:value-type="float" office:value="87504624" calcext:value-type="float">
            <text:p>87504624</text:p>
          </table:table-cell>
          <table:table-cell office:value-type="float" office:value="1484320896" calcext:value-type="float">
            <text:p>1484320896</text:p>
          </table:table-cell>
          <table:table-cell office:value-type="float" office:value="1370772540" calcext:value-type="float">
            <text:p>137077254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5244" calcext:value-type="float">
            <text:p>84275244</text:p>
          </table:table-cell>
          <table:table-cell office:value-type="float" office:value="87409584" calcext:value-type="float">
            <text:p>87409584</text:p>
          </table:table-cell>
          <table:table-cell office:value-type="float" office:value="1484273448" calcext:value-type="float">
            <text:p>1484273448</text:p>
          </table:table-cell>
          <table:table-cell office:value-type="float" office:value="1370574072" calcext:value-type="float">
            <text:p>13705740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25384" calcext:value-type="float">
            <text:p>84225384</text:p>
          </table:table-cell>
          <table:table-cell office:value-type="float" office:value="87593256" calcext:value-type="float">
            <text:p>87593256</text:p>
          </table:table-cell>
          <table:table-cell office:value-type="float" office:value="1483639092" calcext:value-type="float">
            <text:p>1483639092</text:p>
          </table:table-cell>
          <table:table-cell office:value-type="float" office:value="1370386584" calcext:value-type="float">
            <text:p>137038658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7804" calcext:value-type="float">
            <text:p>84237804</text:p>
          </table:table-cell>
          <table:table-cell office:value-type="float" office:value="87502536" calcext:value-type="float">
            <text:p>87502536</text:p>
          </table:table-cell>
          <table:table-cell office:value-type="float" office:value="1483959456" calcext:value-type="float">
            <text:p>1483959456</text:p>
          </table:table-cell>
          <table:table-cell office:value-type="float" office:value="1370975508" calcext:value-type="float">
            <text:p>13709755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65416" calcext:value-type="float">
            <text:p>84265416</text:p>
          </table:table-cell>
          <table:table-cell office:value-type="float" office:value="87802308" calcext:value-type="float">
            <text:p>87802308</text:p>
          </table:table-cell>
          <table:table-cell office:value-type="float" office:value="1484063064" calcext:value-type="float">
            <text:p>1484063064</text:p>
          </table:table-cell>
          <table:table-cell office:value-type="float" office:value="1370689056" calcext:value-type="float">
            <text:p>13706890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7260" calcext:value-type="float">
            <text:p>84277260</text:p>
          </table:table-cell>
          <table:table-cell office:value-type="float" office:value="87532416" calcext:value-type="float">
            <text:p>87532416</text:p>
          </table:table-cell>
          <table:table-cell office:value-type="float" office:value="1484108280" calcext:value-type="float">
            <text:p>1484108280</text:p>
          </table:table-cell>
          <table:table-cell office:value-type="float" office:value="1371117276" calcext:value-type="float">
            <text:p>137111727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03180" calcext:value-type="float">
            <text:p>84303180</text:p>
          </table:table-cell>
          <table:table-cell office:value-type="float" office:value="87719832" calcext:value-type="float">
            <text:p>87719832</text:p>
          </table:table-cell>
          <table:table-cell office:value-type="float" office:value="1484361792" calcext:value-type="float">
            <text:p>1484361792</text:p>
          </table:table-cell>
          <table:table-cell office:value-type="float" office:value="1371066660" calcext:value-type="float">
            <text:p>13710666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4832" calcext:value-type="float">
            <text:p>84254832</text:p>
          </table:table-cell>
          <table:table-cell office:value-type="float" office:value="87569676" calcext:value-type="float">
            <text:p>87569676</text:p>
          </table:table-cell>
          <table:table-cell office:value-type="float" office:value="1484827740" calcext:value-type="float">
            <text:p>1484827740</text:p>
          </table:table-cell>
          <table:table-cell office:value-type="float" office:value="1370595960" calcext:value-type="float">
            <text:p>13705959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8780" calcext:value-type="float">
            <text:p>84198780</text:p>
          </table:table-cell>
          <table:table-cell office:value-type="float" office:value="87539904" calcext:value-type="float">
            <text:p>87539904</text:p>
          </table:table-cell>
          <table:table-cell office:value-type="float" office:value="1484156196" calcext:value-type="float">
            <text:p>1484156196</text:p>
          </table:table-cell>
          <table:table-cell office:value-type="float" office:value="1369530072" calcext:value-type="float">
            <text:p>13695300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3104" calcext:value-type="float">
            <text:p>84253104</text:p>
          </table:table-cell>
          <table:table-cell office:value-type="float" office:value="87585012" calcext:value-type="float">
            <text:p>87585012</text:p>
          </table:table-cell>
          <table:table-cell office:value-type="float" office:value="1484676360" calcext:value-type="float">
            <text:p>1484676360</text:p>
          </table:table-cell>
          <table:table-cell office:value-type="float" office:value="1370678076" calcext:value-type="float">
            <text:p>137067807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61376" calcext:value-type="float">
            <text:p>84161376</text:p>
          </table:table-cell>
          <table:table-cell office:value-type="float" office:value="87488460" calcext:value-type="float">
            <text:p>87488460</text:p>
          </table:table-cell>
          <table:table-cell office:value-type="float" office:value="1484463420" calcext:value-type="float">
            <text:p>1484463420</text:p>
          </table:table-cell>
          <table:table-cell office:value-type="float" office:value="1370496600" calcext:value-type="float">
            <text:p>13704966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55724" calcext:value-type="float">
            <text:p>84155724</text:p>
          </table:table-cell>
          <table:table-cell office:value-type="float" office:value="87597252" calcext:value-type="float">
            <text:p>87597252</text:p>
          </table:table-cell>
          <table:table-cell office:value-type="float" office:value="1485466092" calcext:value-type="float">
            <text:p>1485466092</text:p>
          </table:table-cell>
          <table:table-cell office:value-type="float" office:value="1370674944" calcext:value-type="float">
            <text:p>137067494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3456" calcext:value-type="float">
            <text:p>84243456</text:p>
          </table:table-cell>
          <table:table-cell office:value-type="float" office:value="87533748" calcext:value-type="float">
            <text:p>87533748</text:p>
          </table:table-cell>
          <table:table-cell office:value-type="float" office:value="1484170452" calcext:value-type="float">
            <text:p>1484170452</text:p>
          </table:table-cell>
          <table:table-cell office:value-type="float" office:value="1370680164" calcext:value-type="float">
            <text:p>137068016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36788" calcext:value-type="float">
            <text:p>84136788</text:p>
          </table:table-cell>
          <table:table-cell office:value-type="float" office:value="87782220" calcext:value-type="float">
            <text:p>87782220</text:p>
          </table:table-cell>
          <table:table-cell office:value-type="float" office:value="1484150112" calcext:value-type="float">
            <text:p>1484150112</text:p>
          </table:table-cell>
          <table:table-cell office:value-type="float" office:value="1370044008" calcext:value-type="float">
            <text:p>13700440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5536" calcext:value-type="float">
            <text:p>84235536</text:p>
          </table:table-cell>
          <table:table-cell office:value-type="float" office:value="87557976" calcext:value-type="float">
            <text:p>87557976</text:p>
          </table:table-cell>
          <table:table-cell office:value-type="float" office:value="1483495668" calcext:value-type="float">
            <text:p>1483495668</text:p>
          </table:table-cell>
          <table:table-cell office:value-type="float" office:value="1377535608" calcext:value-type="float">
            <text:p>13775356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7236" calcext:value-type="float">
            <text:p>84247236</text:p>
          </table:table-cell>
          <table:table-cell office:value-type="float" office:value="87788520" calcext:value-type="float">
            <text:p>87788520</text:p>
          </table:table-cell>
          <table:table-cell office:value-type="float" office:value="1482748416" calcext:value-type="float">
            <text:p>1482748416</text:p>
          </table:table-cell>
          <table:table-cell office:value-type="float" office:value="1369719828" calcext:value-type="float">
            <text:p>13697198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8208" calcext:value-type="float">
            <text:p>84248208</text:p>
          </table:table-cell>
          <table:table-cell office:value-type="float" office:value="94565988" calcext:value-type="float">
            <text:p>94565988</text:p>
          </table:table-cell>
          <table:table-cell office:value-type="float" office:value="1482415596" calcext:value-type="float">
            <text:p>1482415596</text:p>
          </table:table-cell>
          <table:table-cell office:value-type="float" office:value="1371172788" calcext:value-type="float">
            <text:p>13711727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18248" calcext:value-type="float">
            <text:p>84118248</text:p>
          </table:table-cell>
          <table:table-cell office:value-type="float" office:value="87460092" calcext:value-type="float">
            <text:p>87460092</text:p>
          </table:table-cell>
          <table:table-cell office:value-type="float" office:value="1483397928" calcext:value-type="float">
            <text:p>1483397928</text:p>
          </table:table-cell>
          <table:table-cell office:value-type="float" office:value="1370524680" calcext:value-type="float">
            <text:p>137052468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26500" calcext:value-type="float">
            <text:p>84226500</text:p>
          </table:table-cell>
          <table:table-cell office:value-type="float" office:value="87623100" calcext:value-type="float">
            <text:p>87623100</text:p>
          </table:table-cell>
          <table:table-cell office:value-type="float" office:value="1483554024" calcext:value-type="float">
            <text:p>1483554024</text:p>
          </table:table-cell>
          <table:table-cell office:value-type="float" office:value="1370484108" calcext:value-type="float">
            <text:p>13704841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8240" calcext:value-type="float">
            <text:p>84288240</text:p>
          </table:table-cell>
          <table:table-cell office:value-type="float" office:value="87572052" calcext:value-type="float">
            <text:p>87572052</text:p>
          </table:table-cell>
          <table:table-cell office:value-type="float" office:value="1483809732" calcext:value-type="float">
            <text:p>1483809732</text:p>
          </table:table-cell>
          <table:table-cell office:value-type="float" office:value="1369668276" calcext:value-type="float">
            <text:p>136966827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10624" calcext:value-type="float">
            <text:p>84210624</text:p>
          </table:table-cell>
          <table:table-cell office:value-type="float" office:value="87710184" calcext:value-type="float">
            <text:p>87710184</text:p>
          </table:table-cell>
          <table:table-cell office:value-type="float" office:value="1484373456" calcext:value-type="float">
            <text:p>1484373456</text:p>
          </table:table-cell>
          <table:table-cell office:value-type="float" office:value="1370550420" calcext:value-type="float">
            <text:p>13705504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19400" calcext:value-type="float">
            <text:p>84119400</text:p>
          </table:table-cell>
          <table:table-cell office:value-type="float" office:value="87555924" calcext:value-type="float">
            <text:p>87555924</text:p>
          </table:table-cell>
          <table:table-cell office:value-type="float" office:value="1483942032" calcext:value-type="float">
            <text:p>1483942032</text:p>
          </table:table-cell>
          <table:table-cell office:value-type="float" office:value="1370014560" calcext:value-type="float">
            <text:p>137001456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3100" calcext:value-type="float">
            <text:p>84293100</text:p>
          </table:table-cell>
          <table:table-cell office:value-type="float" office:value="87741972" calcext:value-type="float">
            <text:p>87741972</text:p>
          </table:table-cell>
          <table:table-cell office:value-type="float" office:value="1483735608" calcext:value-type="float">
            <text:p>1483735608</text:p>
          </table:table-cell>
          <table:table-cell office:value-type="float" office:value="1371304404" calcext:value-type="float">
            <text:p>137130440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11632" calcext:value-type="float">
            <text:p>84211632</text:p>
          </table:table-cell>
          <table:table-cell office:value-type="float" office:value="87555060" calcext:value-type="float">
            <text:p>87555060</text:p>
          </table:table-cell>
          <table:table-cell office:value-type="float" office:value="1483333524" calcext:value-type="float">
            <text:p>1483333524</text:p>
          </table:table-cell>
          <table:table-cell office:value-type="float" office:value="1371149100" calcext:value-type="float">
            <text:p>13711491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54948" calcext:value-type="float">
            <text:p>84354948</text:p>
          </table:table-cell>
          <table:table-cell office:value-type="float" office:value="87745104" calcext:value-type="float">
            <text:p>87745104</text:p>
          </table:table-cell>
          <table:table-cell office:value-type="float" office:value="1483157304" calcext:value-type="float">
            <text:p>1483157304</text:p>
          </table:table-cell>
          <table:table-cell office:value-type="float" office:value="1371268908" calcext:value-type="float">
            <text:p>13712689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1940" calcext:value-type="float">
            <text:p>84191940</text:p>
          </table:table-cell>
          <table:table-cell office:value-type="float" office:value="87564780" calcext:value-type="float">
            <text:p>87564780</text:p>
          </table:table-cell>
          <table:table-cell office:value-type="float" office:value="1482279192" calcext:value-type="float">
            <text:p>1482279192</text:p>
          </table:table-cell>
          <table:table-cell office:value-type="float" office:value="1371322836" calcext:value-type="float">
            <text:p>137132283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1228" calcext:value-type="float">
            <text:p>84291228</text:p>
          </table:table-cell>
          <table:table-cell office:value-type="float" office:value="87790572" calcext:value-type="float">
            <text:p>87790572</text:p>
          </table:table-cell>
          <table:table-cell office:value-type="float" office:value="1481930928" calcext:value-type="float">
            <text:p>1481930928</text:p>
          </table:table-cell>
          <table:table-cell office:value-type="float" office:value="1371535884" calcext:value-type="float">
            <text:p>137153588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16564" calcext:value-type="float">
            <text:p>84216564</text:p>
          </table:table-cell>
          <table:table-cell office:value-type="float" office:value="87543648" calcext:value-type="float">
            <text:p>87543648</text:p>
          </table:table-cell>
          <table:table-cell office:value-type="float" office:value="1482285132" calcext:value-type="float">
            <text:p>1482285132</text:p>
          </table:table-cell>
          <table:table-cell office:value-type="float" office:value="1370962152" calcext:value-type="float">
            <text:p>13709621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8920" calcext:value-type="float">
            <text:p>84238920</text:p>
          </table:table-cell>
          <table:table-cell office:value-type="float" office:value="87947640" calcext:value-type="float">
            <text:p>87947640</text:p>
          </table:table-cell>
          <table:table-cell office:value-type="float" office:value="1482261516" calcext:value-type="float">
            <text:p>1482261516</text:p>
          </table:table-cell>
          <table:table-cell office:value-type="float" office:value="1371287340" calcext:value-type="float">
            <text:p>137128734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60368" calcext:value-type="float">
            <text:p>84160368</text:p>
          </table:table-cell>
          <table:table-cell office:value-type="float" office:value="87533280" calcext:value-type="float">
            <text:p>87533280</text:p>
          </table:table-cell>
          <table:table-cell office:value-type="float" office:value="1482318576" calcext:value-type="float">
            <text:p>1482318576</text:p>
          </table:table-cell>
          <table:table-cell office:value-type="float" office:value="1371022380" calcext:value-type="float">
            <text:p>137102238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74892" calcext:value-type="float">
            <text:p>84374892</text:p>
          </table:table-cell>
          <table:table-cell office:value-type="float" office:value="87944652" calcext:value-type="float">
            <text:p>87944652</text:p>
          </table:table-cell>
          <table:table-cell office:value-type="float" office:value="1482620364" calcext:value-type="float">
            <text:p>1482620364</text:p>
          </table:table-cell>
          <table:table-cell office:value-type="float" office:value="1371429432" calcext:value-type="float">
            <text:p>137142943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60484" calcext:value-type="float">
            <text:p>84260484</text:p>
          </table:table-cell>
          <table:table-cell office:value-type="float" office:value="87528204" calcext:value-type="float">
            <text:p>87528204</text:p>
          </table:table-cell>
          <table:table-cell office:value-type="float" office:value="1483521768" calcext:value-type="float">
            <text:p>1483521768</text:p>
          </table:table-cell>
          <table:table-cell office:value-type="float" office:value="1371155436" calcext:value-type="float">
            <text:p>137115543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64164" calcext:value-type="float">
            <text:p>84364164</text:p>
          </table:table-cell>
          <table:table-cell office:value-type="float" office:value="87804972" calcext:value-type="float">
            <text:p>87804972</text:p>
          </table:table-cell>
          <table:table-cell office:value-type="float" office:value="1482934860" calcext:value-type="float">
            <text:p>1482934860</text:p>
          </table:table-cell>
          <table:table-cell office:value-type="float" office:value="1371366648" calcext:value-type="float">
            <text:p>137136664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13936" calcext:value-type="float">
            <text:p>84213936</text:p>
          </table:table-cell>
          <table:table-cell office:value-type="float" office:value="87623676" calcext:value-type="float">
            <text:p>87623676</text:p>
          </table:table-cell>
          <table:table-cell office:value-type="float" office:value="1482239484" calcext:value-type="float">
            <text:p>1482239484</text:p>
          </table:table-cell>
          <table:table-cell office:value-type="float" office:value="1371383892" calcext:value-type="float">
            <text:p>13713838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03424" calcext:value-type="float">
            <text:p>84203424</text:p>
          </table:table-cell>
          <table:table-cell office:value-type="float" office:value="87470352" calcext:value-type="float">
            <text:p>87470352</text:p>
          </table:table-cell>
          <table:table-cell office:value-type="float" office:value="1482267780" calcext:value-type="float">
            <text:p>1482267780</text:p>
          </table:table-cell>
          <table:table-cell office:value-type="float" office:value="1370359008" calcext:value-type="float">
            <text:p>13703590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8792" calcext:value-type="float">
            <text:p>84258792</text:p>
          </table:table-cell>
          <table:table-cell office:value-type="float" office:value="87722964" calcext:value-type="float">
            <text:p>87722964</text:p>
          </table:table-cell>
          <table:table-cell office:value-type="float" office:value="1482519744" calcext:value-type="float">
            <text:p>1482519744</text:p>
          </table:table-cell>
          <table:table-cell office:value-type="float" office:value="1378143108" calcext:value-type="float">
            <text:p>137814310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6448" calcext:value-type="float">
            <text:p>84296448</text:p>
          </table:table-cell>
          <table:table-cell office:value-type="float" office:value="87584580" calcext:value-type="float">
            <text:p>87584580</text:p>
          </table:table-cell>
          <table:table-cell office:value-type="float" office:value="1482308280" calcext:value-type="float">
            <text:p>1482308280</text:p>
          </table:table-cell>
          <table:table-cell office:value-type="float" office:value="1370467764" calcext:value-type="float">
            <text:p>137046776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49188" calcext:value-type="float">
            <text:p>84349188</text:p>
          </table:table-cell>
          <table:table-cell office:value-type="float" office:value="94478904" calcext:value-type="float">
            <text:p>94478904</text:p>
          </table:table-cell>
          <table:table-cell office:value-type="float" office:value="1482815304" calcext:value-type="float">
            <text:p>1482815304</text:p>
          </table:table-cell>
          <table:table-cell office:value-type="float" office:value="1371227256" calcext:value-type="float">
            <text:p>137122725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22620" calcext:value-type="float">
            <text:p>84322620</text:p>
          </table:table-cell>
          <table:table-cell office:value-type="float" office:value="87317964" calcext:value-type="float">
            <text:p>87317964</text:p>
          </table:table-cell>
          <table:table-cell office:value-type="float" office:value="1482226596" calcext:value-type="float">
            <text:p>1482226596</text:p>
          </table:table-cell>
          <table:table-cell office:value-type="float" office:value="1371307572" calcext:value-type="float">
            <text:p>13713075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2840" calcext:value-type="float">
            <text:p>84282840</text:p>
          </table:table-cell>
          <table:table-cell office:value-type="float" office:value="87586956" calcext:value-type="float">
            <text:p>87586956</text:p>
          </table:table-cell>
          <table:table-cell office:value-type="float" office:value="1482921252" calcext:value-type="float">
            <text:p>1482921252</text:p>
          </table:table-cell>
          <table:table-cell office:value-type="float" office:value="1371206592" calcext:value-type="float">
            <text:p>13712065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8384" calcext:value-type="float">
            <text:p>84198384</text:p>
          </table:table-cell>
          <table:table-cell office:value-type="float" office:value="87681060" calcext:value-type="float">
            <text:p>87681060</text:p>
          </table:table-cell>
          <table:table-cell office:value-type="float" office:value="1483445376" calcext:value-type="float">
            <text:p>1483445376</text:p>
          </table:table-cell>
          <table:table-cell office:value-type="float" office:value="1371824640" calcext:value-type="float">
            <text:p>137182464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74056" calcext:value-type="float">
            <text:p>84274056</text:p>
          </table:table-cell>
          <table:table-cell office:value-type="float" office:value="87541488" calcext:value-type="float">
            <text:p>87541488</text:p>
          </table:table-cell>
          <table:table-cell office:value-type="float" office:value="1482710112" calcext:value-type="float">
            <text:p>1482710112</text:p>
          </table:table-cell>
          <table:table-cell office:value-type="float" office:value="1371200796" calcext:value-type="float">
            <text:p>1371200796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7304" calcext:value-type="float">
            <text:p>84197304</text:p>
          </table:table-cell>
          <table:table-cell office:value-type="float" office:value="87689520" calcext:value-type="float">
            <text:p>87689520</text:p>
          </table:table-cell>
          <table:table-cell office:value-type="float" office:value="1483579224" calcext:value-type="float">
            <text:p>1483579224</text:p>
          </table:table-cell>
          <table:table-cell office:value-type="float" office:value="1371449412" calcext:value-type="float">
            <text:p>137144941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66028" calcext:value-type="float">
            <text:p>84266028</text:p>
          </table:table-cell>
          <table:table-cell office:value-type="float" office:value="87565788" calcext:value-type="float">
            <text:p>87565788</text:p>
          </table:table-cell>
          <table:table-cell office:value-type="float" office:value="1482710940" calcext:value-type="float">
            <text:p>1482710940</text:p>
          </table:table-cell>
          <table:table-cell office:value-type="float" office:value="1371136932" calcext:value-type="float">
            <text:p>137113693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28776" calcext:value-type="float">
            <text:p>84328776</text:p>
          </table:table-cell>
          <table:table-cell office:value-type="float" office:value="87760332" calcext:value-type="float">
            <text:p>87760332</text:p>
          </table:table-cell>
          <table:table-cell office:value-type="float" office:value="1482603192" calcext:value-type="float">
            <text:p>1482603192</text:p>
          </table:table-cell>
          <table:table-cell office:value-type="float" office:value="1371213504" calcext:value-type="float">
            <text:p>137121350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5116" calcext:value-type="float">
            <text:p>84295116</text:p>
          </table:table-cell>
          <table:table-cell office:value-type="float" office:value="87632568" calcext:value-type="float">
            <text:p>87632568</text:p>
          </table:table-cell>
          <table:table-cell office:value-type="float" office:value="1482167016" calcext:value-type="float">
            <text:p>1482167016</text:p>
          </table:table-cell>
          <table:table-cell office:value-type="float" office:value="1370508552" calcext:value-type="float">
            <text:p>137050855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70484" calcext:value-type="float">
            <text:p>84170484</text:p>
          </table:table-cell>
          <table:table-cell office:value-type="float" office:value="87417648" calcext:value-type="float">
            <text:p>87417648</text:p>
          </table:table-cell>
          <table:table-cell office:value-type="float" office:value="1482701328" calcext:value-type="float">
            <text:p>1482701328</text:p>
          </table:table-cell>
          <table:table-cell office:value-type="float" office:value="1370871288" calcext:value-type="float">
            <text:p>13708712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10272" calcext:value-type="float">
            <text:p>84310272</text:p>
          </table:table-cell>
          <table:table-cell office:value-type="float" office:value="87541344" calcext:value-type="float">
            <text:p>87541344</text:p>
          </table:table-cell>
          <table:table-cell office:value-type="float" office:value="1482496812" calcext:value-type="float">
            <text:p>1482496812</text:p>
          </table:table-cell>
          <table:table-cell office:value-type="float" office:value="1370760264" calcext:value-type="float">
            <text:p>137076026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60448" calcext:value-type="float">
            <text:p>84260448</text:p>
          </table:table-cell>
          <table:table-cell office:value-type="float" office:value="87919020" calcext:value-type="float">
            <text:p>87919020</text:p>
          </table:table-cell>
          <table:table-cell office:value-type="float" office:value="1482015996" calcext:value-type="float">
            <text:p>1482015996</text:p>
          </table:table-cell>
          <table:table-cell office:value-type="float" office:value="1371210228" calcext:value-type="float">
            <text:p>137121022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91624" calcext:value-type="float">
            <text:p>84291624</text:p>
          </table:table-cell>
          <table:table-cell office:value-type="float" office:value="88505496" calcext:value-type="float">
            <text:p>88505496</text:p>
          </table:table-cell>
          <table:table-cell office:value-type="float" office:value="1482120936" calcext:value-type="float">
            <text:p>1482120936</text:p>
          </table:table-cell>
          <table:table-cell office:value-type="float" office:value="1371458304" calcext:value-type="float">
            <text:p>137145830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0356" calcext:value-type="float">
            <text:p>84280356</text:p>
          </table:table-cell>
          <table:table-cell office:value-type="float" office:value="88168428" calcext:value-type="float">
            <text:p>88168428</text:p>
          </table:table-cell>
          <table:table-cell office:value-type="float" office:value="1481832684" calcext:value-type="float">
            <text:p>1481832684</text:p>
          </table:table-cell>
          <table:table-cell office:value-type="float" office:value="1373726304" calcext:value-type="float">
            <text:p>137372630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10120" calcext:value-type="float">
            <text:p>84210120</text:p>
          </table:table-cell>
          <table:table-cell office:value-type="float" office:value="88171236" calcext:value-type="float">
            <text:p>88171236</text:p>
          </table:table-cell>
          <table:table-cell office:value-type="float" office:value="1482087168" calcext:value-type="float">
            <text:p>1482087168</text:p>
          </table:table-cell>
          <table:table-cell office:value-type="float" office:value="1371576888" calcext:value-type="float">
            <text:p>13715768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00040" calcext:value-type="float">
            <text:p>84200040</text:p>
          </table:table-cell>
          <table:table-cell office:value-type="float" office:value="87972876" calcext:value-type="float">
            <text:p>87972876</text:p>
          </table:table-cell>
          <table:table-cell office:value-type="float" office:value="1485431568" calcext:value-type="float">
            <text:p>1485431568</text:p>
          </table:table-cell>
          <table:table-cell office:value-type="float" office:value="1371459384" calcext:value-type="float">
            <text:p>137145938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53896" calcext:value-type="float">
            <text:p>84253896</text:p>
          </table:table-cell>
          <table:table-cell office:value-type="float" office:value="88121448" calcext:value-type="float">
            <text:p>88121448</text:p>
          </table:table-cell>
          <table:table-cell office:value-type="float" office:value="1483597260" calcext:value-type="float">
            <text:p>1483597260</text:p>
          </table:table-cell>
          <table:table-cell office:value-type="float" office:value="1371549132" calcext:value-type="float">
            <text:p>137154913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199356" calcext:value-type="float">
            <text:p>84199356</text:p>
          </table:table-cell>
          <table:table-cell office:value-type="float" office:value="87790104" calcext:value-type="float">
            <text:p>87790104</text:p>
          </table:table-cell>
          <table:table-cell office:value-type="float" office:value="1482669540" calcext:value-type="float">
            <text:p>1482669540</text:p>
          </table:table-cell>
          <table:table-cell office:value-type="float" office:value="1371272184" calcext:value-type="float">
            <text:p>1371272184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03784" calcext:value-type="float">
            <text:p>84203784</text:p>
          </table:table-cell>
          <table:table-cell office:value-type="float" office:value="88100100" calcext:value-type="float">
            <text:p>88100100</text:p>
          </table:table-cell>
          <table:table-cell office:value-type="float" office:value="1482647940" calcext:value-type="float">
            <text:p>1482647940</text:p>
          </table:table-cell>
          <table:table-cell office:value-type="float" office:value="1371131892" calcext:value-type="float">
            <text:p>13711318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3884" calcext:value-type="float">
            <text:p>84283884</text:p>
          </table:table-cell>
          <table:table-cell office:value-type="float" office:value="87502680" calcext:value-type="float">
            <text:p>87502680</text:p>
          </table:table-cell>
          <table:table-cell office:value-type="float" office:value="1482679044" calcext:value-type="float">
            <text:p>1482679044</text:p>
          </table:table-cell>
          <table:table-cell office:value-type="float" office:value="1377861768" calcext:value-type="float">
            <text:p>137786176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05484" calcext:value-type="float">
            <text:p>84305484</text:p>
          </table:table-cell>
          <table:table-cell office:value-type="float" office:value="87804504" calcext:value-type="float">
            <text:p>87804504</text:p>
          </table:table-cell>
          <table:table-cell office:value-type="float" office:value="1482335892" calcext:value-type="float">
            <text:p>1482335892</text:p>
          </table:table-cell>
          <table:table-cell office:value-type="float" office:value="1375614000" calcext:value-type="float">
            <text:p>137561400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316680" calcext:value-type="float">
            <text:p>84316680</text:p>
          </table:table-cell>
          <table:table-cell office:value-type="float" office:value="94701168" calcext:value-type="float">
            <text:p>94701168</text:p>
          </table:table-cell>
          <table:table-cell office:value-type="float" office:value="1482754608" calcext:value-type="float">
            <text:p>1482754608</text:p>
          </table:table-cell>
          <table:table-cell office:value-type="float" office:value="1371941820" calcext:value-type="float">
            <text:p>1371941820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16456" calcext:value-type="float">
            <text:p>84216456</text:p>
          </table:table-cell>
          <table:table-cell office:value-type="float" office:value="87307992" calcext:value-type="float">
            <text:p>87307992</text:p>
          </table:table-cell>
          <table:table-cell office:value-type="float" office:value="1482333156" calcext:value-type="float">
            <text:p>1482333156</text:p>
          </table:table-cell>
          <table:table-cell office:value-type="float" office:value="1371144888" calcext:value-type="float">
            <text:p>13711448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39352" calcext:value-type="float">
            <text:p>84239352</text:p>
          </table:table-cell>
          <table:table-cell office:value-type="float" office:value="87816384" calcext:value-type="float">
            <text:p>87816384</text:p>
          </table:table-cell>
          <table:table-cell office:value-type="float" office:value="1481702292" calcext:value-type="float">
            <text:p>1481702292</text:p>
          </table:table-cell>
          <table:table-cell office:value-type="float" office:value="1370781288" calcext:value-type="float">
            <text:p>1370781288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8388" calcext:value-type="float">
            <text:p>84248388</text:p>
          </table:table-cell>
          <table:table-cell office:value-type="float" office:value="87561072" calcext:value-type="float">
            <text:p>87561072</text:p>
          </table:table-cell>
          <table:table-cell office:value-type="float" office:value="1482446988" calcext:value-type="float">
            <text:p>1482446988</text:p>
          </table:table-cell>
          <table:table-cell office:value-type="float" office:value="1370623572" calcext:value-type="float">
            <text:p>137062357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40864" calcext:value-type="float">
            <text:p>84240864</text:p>
          </table:table-cell>
          <table:table-cell office:value-type="float" office:value="87818040" calcext:value-type="float">
            <text:p>87818040</text:p>
          </table:table-cell>
          <table:table-cell office:value-type="float" office:value="1484104932" calcext:value-type="float">
            <text:p>1484104932</text:p>
          </table:table-cell>
          <table:table-cell office:value-type="float" office:value="1373181912" calcext:value-type="float">
            <text:p>137318191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  <table:table-row table:style-name="ro1">
          <table:table-cell office:value-type="float" office:value="84280140" calcext:value-type="float">
            <text:p>84280140</text:p>
          </table:table-cell>
          <table:table-cell office:value-type="float" office:value="87534756" calcext:value-type="float">
            <text:p>87534756</text:p>
          </table:table-cell>
          <table:table-cell office:value-type="float" office:value="1482986268" calcext:value-type="float">
            <text:p>1482986268</text:p>
          </table:table-cell>
          <table:table-cell office:value-type="float" office:value="1371069792" calcext:value-type="float">
            <text:p>1371069792</text:p>
          </table:table-cell>
          <table:table-cell/>
          <table:table-cell table:formula="of:=[.L$5]" office:value-type="float" office:value="20402.7005436923" calcext:value-type="float">
            <text:p>20402,7005436923</text:p>
          </table:table-cell>
          <table:table-cell table:formula="of:=[.M$5]" office:value-type="float" office:value="295236.987222834" calcext:value-type="float">
            <text:p>295236,987222834</text:p>
          </table:table-cell>
          <table:table-cell table:formula="of:=[.N$5]" office:value-type="float" office:value="282399.228632969" calcext:value-type="float">
            <text:p>282399,228632969</text:p>
          </table:table-cell>
          <table:table-cell table:formula="of:=[.O$5]" office:value-type="float" office:value="445909.862730642" calcext:value-type="float">
            <text:p>445909,86273064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09:46:55.5060967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00:16:31.383752557</meta:creation-date>
    <dc:date>2026-04-20T09:57:12.253821070</dc:date>
    <meta:editing-duration>PT2H32S</meta:editing-duration>
    <meta:editing-cycles>13</meta:editing-cycles>
    <meta:generator>LibreOffice/26.2.1.2$Linux_X86_64 LibreOffice_project/620$Build-2</meta:generator>
    <meta:document-statistic meta:table-count="1" meta:cell-count="20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heet1.F2:Sheet1.F257" chart:error-lower-range="Sheet1.F2:Sheet1.F25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2:Sheet1.F257" chart:error-lower-range="Sheet1.F2:Sheet1.F25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error-category="cell-range" chart:error-upper-range="Sheet1.G2:Sheet1.G257" chart:error-lower-range="Sheet1.G2:Sheet1.G25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:Sheet1.G257" chart:error-lower-range="Sheet1.G2:Sheet1.G257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one" chart:link-data-style-to-source="true" chart:error-category="cell-range" chart:error-upper-range="Sheet1.H2:Sheet1.H257" chart:error-lower-range="Sheet1.H2:Sheet1.H257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H2:Sheet1.H257" chart:error-lower-range="Sheet1.H2:Sheet1.H25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1.I2:Sheet1.I257" chart:error-lower-range="Sheet1.I2:Sheet1.I257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2:Sheet1.I257" chart:error-lower-range="Sheet1.I2:Sheet1.I25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363cm" svg:height="25.516cm" xlink:href=".." xlink:type="simple" chart:class="chart:line" chart:style-name="ch1">
        <chart:legend chart:legend-position="end" svg:x="40.843cm" svg:y="11.712cm" style:legend-expansion="high" chart:style-name="ch2"/>
        <chart:plot-area chart:style-name="ch3" svg:x="0.907cm" svg:y="0.51cm" svg:width="39.029cm" svg:height="24.496cm">
          <chart:coordinate-region svg:x="3.145cm" svg:y="0.709cm" svg:width="36.791cm" svg:height="23.3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error-indicator chart:style-name="ch7" chart:dimension="y"/>
            <chart:data-point chart:repeated="256"/>
          </chart:series>
          <chart:series chart:style-name="ch8" chart:values-cell-range-address="Sheet1.B2:Sheet1.B257" chart:label-cell-address="Sheet1.B1:Sheet1.B1" chart:class="chart:line">
            <chart:error-indicator chart:style-name="ch9" chart:dimension="y"/>
            <chart:data-point chart:repeated="256"/>
          </chart:series>
          <chart:series chart:style-name="ch10" chart:values-cell-range-address="Sheet1.C2:Sheet1.C257" chart:label-cell-address="Sheet1.C1:Sheet1.C1" chart:class="chart:line">
            <chart:error-indicator chart:style-name="ch11" chart:dimension="y"/>
            <chart:data-point chart:repeated="256"/>
          </chart:series>
          <chart:series chart:style-name="ch12" chart:values-cell-range-address="Sheet1.D2:Sheet1.D257" chart:label-cell-address="Sheet1.D1:Sheet1.D1" chart:class="chart:line">
            <chart:error-indicator chart:style-name="ch13" chart:dimension="y"/>
            <chart:data-point chart:repeated="2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 No Draw, CPF</text:p>
                <draw:g>
                  <svg:desc>Sheet1.A1:Sheet1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ast Draw, CPF</text:p>
                <draw:g>
                  <svg:desc>Sheet1.B1:Sheet1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low No Draw, CPF</text:p>
                <draw:g>
                  <svg:desc>Sheet1.C1:Sheet1.C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Slow Draw, CPF</text:p>
                <draw:g>
                  <svg:desc>Sheet1.D1:Sheet1.D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135788">
                <text:p>85135788</text:p>
                <draw:g>
                  <svg:desc>Sheet1.A2:Sheet1.A257</svg:desc>
                </draw:g>
              </table:table-cell>
              <table:table-cell office:value-type="float" office:value="20402.7005436923">
                <text:p>20402.7005436923</text:p>
                <draw:g>
                  <svg:desc>Sheet1.F2:Sheet1.F257</svg:desc>
                </draw:g>
              </table:table-cell>
              <table:table-cell office:value-type="float" office:value="20402.7005436923">
                <text:p>20402.7005436923</text:p>
                <draw:g>
                  <svg:desc>Sheet1.F2:Sheet1.F257</svg:desc>
                </draw:g>
              </table:table-cell>
              <table:table-cell office:value-type="float" office:value="96947208">
                <text:p>96947208</text:p>
                <draw:g>
                  <svg:desc>Sheet1.B2:Sheet1.B257</svg:desc>
                </draw:g>
              </table:table-cell>
              <table:table-cell office:value-type="float" office:value="295236.987222834">
                <text:p>295236.987222834</text:p>
                <draw:g>
                  <svg:desc>Sheet1.G2:Sheet1.G257</svg:desc>
                </draw:g>
              </table:table-cell>
              <table:table-cell office:value-type="float" office:value="295236.987222834">
                <text:p>295236.987222834</text:p>
                <draw:g>
                  <svg:desc>Sheet1.G2:Sheet1.G257</svg:desc>
                </draw:g>
              </table:table-cell>
              <table:table-cell office:value-type="float" office:value="1491150960">
                <text:p>1491150960</text:p>
                <draw:g>
                  <svg:desc>Sheet1.C2:Sheet1.C257</svg:desc>
                </draw:g>
              </table:table-cell>
              <table:table-cell office:value-type="float" office:value="282399.228632969">
                <text:p>282399.228632969</text:p>
                <draw:g>
                  <svg:desc>Sheet1.H2:Sheet1.H257</svg:desc>
                </draw:g>
              </table:table-cell>
              <table:table-cell office:value-type="float" office:value="282399.228632969">
                <text:p>282399.228632969</text:p>
                <draw:g>
                  <svg:desc>Sheet1.H2:Sheet1.H257</svg:desc>
                </draw:g>
              </table:table-cell>
              <table:table-cell office:value-type="float" office:value="1382264136">
                <text:p>1382264136</text:p>
                <draw:g>
                  <svg:desc>Sheet1.D2:Sheet1.D257</svg:desc>
                </draw:g>
              </table:table-cell>
              <table:table-cell office:value-type="float" office:value="445909.862730642">
                <text:p>445909.862730642</text:p>
                <draw:g>
                  <svg:desc>Sheet1.I2:Sheet1.I257</svg:desc>
                </draw:g>
              </table:table-cell>
              <table:table-cell office:value-type="float" office:value="445909.862730642">
                <text:p>445909.862730642</text:p>
                <draw:g>
                  <svg:desc>Sheet1.I2:Sheet1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983140">
                <text:p>8398314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9600696">
                <text:p>996006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302560">
                <text:p>148730256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81507848">
                <text:p>13815078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332088">
                <text:p>843320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2507508">
                <text:p>9250750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90553540">
                <text:p>14905535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7339552">
                <text:p>13773395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607992">
                <text:p>8460799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2452644">
                <text:p>9245264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228500">
                <text:p>148622850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4650740">
                <text:p>136465074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741228">
                <text:p>847412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029792">
                <text:p>880297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318040">
                <text:p>14873180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4955480">
                <text:p>136495548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434616">
                <text:p>8443461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049736">
                <text:p>880497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157156">
                <text:p>148715715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5665400">
                <text:p>13656654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250800">
                <text:p>8425080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9227476">
                <text:p>892274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8882996">
                <text:p>14888829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217332">
                <text:p>136821733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156408">
                <text:p>841564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259184">
                <text:p>882591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8268260">
                <text:p>148826826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305080">
                <text:p>137030508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029652">
                <text:p>840296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082244">
                <text:p>8808224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94600156">
                <text:p>149460015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6338852">
                <text:p>13663388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132936">
                <text:p>841329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414812">
                <text:p>8841481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9197996">
                <text:p>14891979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5861996">
                <text:p>136586199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171852">
                <text:p>841718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34428">
                <text:p>8793442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310400">
                <text:p>148631040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172260">
                <text:p>13681722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971908">
                <text:p>839719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31008">
                <text:p>8793100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147140">
                <text:p>14861471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6126704">
                <text:p>136612670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081852">
                <text:p>840818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16852">
                <text:p>878168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08828">
                <text:p>148600882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5194196">
                <text:p>136519419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285612">
                <text:p>8428561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77404">
                <text:p>878774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162440">
                <text:p>14861624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4569920">
                <text:p>13645699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128904">
                <text:p>841289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71160">
                <text:p>8767116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257128">
                <text:p>148725712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5300720">
                <text:p>13653007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323952">
                <text:p>843239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72184">
                <text:p>878721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181664">
                <text:p>148618166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5915528">
                <text:p>13659155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098412">
                <text:p>8409841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4728">
                <text:p>8754472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8389400">
                <text:p>148838940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5083460">
                <text:p>13650834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35688">
                <text:p>843356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14188">
                <text:p>8781418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477908">
                <text:p>14864779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4336136">
                <text:p>136433613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281436">
                <text:p>842814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00888">
                <text:p>8760088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56564">
                <text:p>148605656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326904">
                <text:p>137132690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298356">
                <text:p>842983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392384">
                <text:p>883923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30104">
                <text:p>148603010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5691356">
                <text:p>13656913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690576">
                <text:p>8469057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4849020">
                <text:p>9484902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40392">
                <text:p>14859403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4440796">
                <text:p>137444079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186252">
                <text:p>841862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5844">
                <text:p>8754584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96948">
                <text:p>148599694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136792">
                <text:p>13671367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250512">
                <text:p>8425051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58660">
                <text:p>8755866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34820">
                <text:p>148603482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755136">
                <text:p>136875513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344400">
                <text:p>8434440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8476">
                <text:p>875084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01952">
                <text:p>148600195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192780">
                <text:p>136819278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549852">
                <text:p>845498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24188">
                <text:p>8772418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98568">
                <text:p>148599856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251892">
                <text:p>13682518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475188">
                <text:p>844751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56784">
                <text:p>879567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89972">
                <text:p>148608997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056772">
                <text:p>13680567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705768">
                <text:p>8470576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96316">
                <text:p>875963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08180">
                <text:p>14860081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542492">
                <text:p>13695424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822408">
                <text:p>848224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93596">
                <text:p>877935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763144">
                <text:p>148776314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613980">
                <text:p>136861398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497544">
                <text:p>8449754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7572">
                <text:p>875475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81540">
                <text:p>14859815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570256">
                <text:p>13705702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413520">
                <text:p>8441352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49884">
                <text:p>876498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68040">
                <text:p>14859680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895716">
                <text:p>136889571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258468">
                <text:p>8425846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87296">
                <text:p>877872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13796">
                <text:p>14860137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016208">
                <text:p>13690162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957436">
                <text:p>839574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86804">
                <text:p>874868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58652">
                <text:p>148605865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635076">
                <text:p>136863507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534624">
                <text:p>8453462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77372">
                <text:p>874773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9925484">
                <text:p>14899254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635408">
                <text:p>13696354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071484">
                <text:p>840714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18880">
                <text:p>875188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407716">
                <text:p>14874077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2610448">
                <text:p>13726104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196656">
                <text:p>841966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35492">
                <text:p>877354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137132">
                <text:p>148613713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944128">
                <text:p>13679441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977380">
                <text:p>839773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89332">
                <text:p>875893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558944">
                <text:p>148655894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270260">
                <text:p>13692702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340332">
                <text:p>843403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51152">
                <text:p>877511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426608">
                <text:p>14864266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566496">
                <text:p>136856649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378240">
                <text:p>8437824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75580">
                <text:p>875755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21788">
                <text:p>148602178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926772">
                <text:p>13719267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345768">
                <text:p>8434576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67792">
                <text:p>878677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426824">
                <text:p>14864268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556956">
                <text:p>13685569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292056">
                <text:p>842920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8140">
                <text:p>8753814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240524">
                <text:p>14862405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938268">
                <text:p>136893826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252240">
                <text:p>8425224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4192">
                <text:p>875041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857736">
                <text:p>14858577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037252">
                <text:p>13670372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250188">
                <text:p>842501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4704480">
                <text:p>947044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81188">
                <text:p>148608118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5525800">
                <text:p>13755258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287628">
                <text:p>842876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292548">
                <text:p>872925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461780">
                <text:p>14864617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867268">
                <text:p>136786726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386448">
                <text:p>843864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65316">
                <text:p>879653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246032">
                <text:p>148624603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967536">
                <text:p>136896753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213864">
                <text:p>8421386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8008">
                <text:p>8750800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90080">
                <text:p>14860900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489492">
                <text:p>13684894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380544">
                <text:p>8438054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92084">
                <text:p>877920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47952">
                <text:p>148594795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503884">
                <text:p>136750388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253320">
                <text:p>8425332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95560">
                <text:p>8759556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54936">
                <text:p>14859549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547884">
                <text:p>136854788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280788">
                <text:p>842807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36256">
                <text:p>878362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56816">
                <text:p>14860568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136440">
                <text:p>136813644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402108">
                <text:p>844021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30380">
                <text:p>877303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97236">
                <text:p>14859972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005472">
                <text:p>13680054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364848">
                <text:p>843648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26268">
                <text:p>8762626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46484">
                <text:p>14860464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276228">
                <text:p>13682762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230280">
                <text:p>842302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56588">
                <text:p>8775658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101420">
                <text:p>148610142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078120">
                <text:p>13680781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430332">
                <text:p>844303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94468">
                <text:p>8789446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74124">
                <text:p>14859741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291924">
                <text:p>136829192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334068">
                <text:p>8433406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1164">
                <text:p>8754116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49176">
                <text:p>148594917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721000">
                <text:p>13677210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342708">
                <text:p>843427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75092">
                <text:p>877750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50624">
                <text:p>14860506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353548">
                <text:p>13673535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278088">
                <text:p>842780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1156">
                <text:p>875311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350180">
                <text:p>14863501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397828">
                <text:p>13673978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275064">
                <text:p>8427506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97872">
                <text:p>876978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363680">
                <text:p>14863636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654868">
                <text:p>136765486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329604">
                <text:p>843296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11984">
                <text:p>877119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776888">
                <text:p>148677688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233776">
                <text:p>136723377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203964">
                <text:p>8420396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58444">
                <text:p>8755844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640808">
                <text:p>14866408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809524">
                <text:p>136780952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344148">
                <text:p>843441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30920">
                <text:p>8773092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673360">
                <text:p>148767336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535672">
                <text:p>13675356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252708">
                <text:p>842527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13660">
                <text:p>8751366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784952">
                <text:p>148678495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926272">
                <text:p>13679262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413700">
                <text:p>8441370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11480">
                <text:p>877114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337904">
                <text:p>148633790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185356">
                <text:p>13671853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385152">
                <text:p>843851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53296">
                <text:p>875532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392408">
                <text:p>14863924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570520">
                <text:p>13675705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367512">
                <text:p>8436751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4817412">
                <text:p>9481741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457568">
                <text:p>148645756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5509240">
                <text:p>137550924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183624">
                <text:p>8418362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284268">
                <text:p>8728426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713744">
                <text:p>148671374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6549920">
                <text:p>13665499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984004">
                <text:p>839840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99412">
                <text:p>8759941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395440">
                <text:p>14873954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652308">
                <text:p>13716523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233376">
                <text:p>8423337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67740">
                <text:p>8766774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516536">
                <text:p>14865165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279712">
                <text:p>136727971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307932">
                <text:p>843079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11832">
                <text:p>876118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513296">
                <text:p>14865132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418716">
                <text:p>136841871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239028">
                <text:p>842390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0760">
                <text:p>8753076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941624">
                <text:p>14869416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190324">
                <text:p>136719032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118356">
                <text:p>841183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14460">
                <text:p>8761446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921140">
                <text:p>14869211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855964">
                <text:p>136785596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087468">
                <text:p>8408746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26456">
                <text:p>877264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596024">
                <text:p>14865960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517240">
                <text:p>136751724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321648">
                <text:p>843216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68416">
                <text:p>875684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702908">
                <text:p>14867029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122428">
                <text:p>13671224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399084">
                <text:p>843990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90680">
                <text:p>877906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698732">
                <text:p>148669873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287740">
                <text:p>136728774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337848">
                <text:p>843378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70216">
                <text:p>875702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720836">
                <text:p>14867208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226908">
                <text:p>13682269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422772">
                <text:p>8442277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67956">
                <text:p>876679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717056">
                <text:p>148671705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6269804">
                <text:p>136626980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284856">
                <text:p>842848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22300">
                <text:p>8752230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685808">
                <text:p>14866858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915652">
                <text:p>13679156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034656">
                <text:p>840346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5448">
                <text:p>875454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389276">
                <text:p>148638927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004168">
                <text:p>136700416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043836">
                <text:p>840438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97124">
                <text:p>8779712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707948">
                <text:p>148670794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182548">
                <text:p>13671825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134304">
                <text:p>841343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45492">
                <text:p>876454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804824">
                <text:p>14868048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002104">
                <text:p>137000210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144096">
                <text:p>8414409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80240">
                <text:p>8778024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782756">
                <text:p>148678275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4251364">
                <text:p>137425136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373056">
                <text:p>843730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87992">
                <text:p>874879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543968">
                <text:p>148654396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417348">
                <text:p>13684173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58980">
                <text:p>843589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59324">
                <text:p>8775932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862424">
                <text:p>14868624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426356">
                <text:p>13694263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286476">
                <text:p>8428647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57876">
                <text:p>876578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607796">
                <text:p>14866077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405900">
                <text:p>13684059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340296">
                <text:p>8434029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23640">
                <text:p>8762364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669284">
                <text:p>14866692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5429464">
                <text:p>137542946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248460">
                <text:p>8424846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4629492">
                <text:p>946294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388780">
                <text:p>14873887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910936">
                <text:p>136791093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242808">
                <text:p>842428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228036">
                <text:p>872280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578348">
                <text:p>148657834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755164">
                <text:p>136775516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403116">
                <text:p>8440311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05108">
                <text:p>8770510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674684">
                <text:p>14866746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485980">
                <text:p>137048598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272652">
                <text:p>842726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84796">
                <text:p>875847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992204">
                <text:p>148699220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820216">
                <text:p>136782021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294936">
                <text:p>842949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96900">
                <text:p>8769690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050380">
                <text:p>14870503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170136">
                <text:p>136817013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292020">
                <text:p>8429202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97028">
                <text:p>8749702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084220">
                <text:p>148708422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757944">
                <text:p>136875794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319380">
                <text:p>843193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94396">
                <text:p>878943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048796">
                <text:p>14870487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867384">
                <text:p>136886738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259908">
                <text:p>842599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02940">
                <text:p>8760294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950948">
                <text:p>148695094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800200">
                <text:p>13678002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230568">
                <text:p>8423056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00400">
                <text:p>8780040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597968">
                <text:p>148659796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83777720">
                <text:p>13837777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278376">
                <text:p>8427837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08412">
                <text:p>8760841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528704">
                <text:p>148652870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594348">
                <text:p>13715943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310956">
                <text:p>843109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83104">
                <text:p>875831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689912">
                <text:p>148668991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805328">
                <text:p>13698053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294864">
                <text:p>8429486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05928">
                <text:p>8760592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837332">
                <text:p>148683733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760212">
                <text:p>136876021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299292">
                <text:p>8429929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82916">
                <text:p>874829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847664">
                <text:p>148684766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033164">
                <text:p>136903316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252888">
                <text:p>842528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35996">
                <text:p>877359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656612">
                <text:p>148665661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193212">
                <text:p>136819321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260232">
                <text:p>842602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20176">
                <text:p>875201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803996">
                <text:p>14868039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982392">
                <text:p>13719823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289428">
                <text:p>842894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98996">
                <text:p>877989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939176">
                <text:p>148693917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226448">
                <text:p>13692264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183372">
                <text:p>8418337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16388">
                <text:p>8741638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7373660">
                <text:p>148737366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443124">
                <text:p>136844312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358800">
                <text:p>8435880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24232">
                <text:p>878242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845864">
                <text:p>148684586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386496">
                <text:p>136838649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219696">
                <text:p>8421969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15864">
                <text:p>8761586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355292">
                <text:p>14863552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601956">
                <text:p>13686019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318084">
                <text:p>843180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57976">
                <text:p>875579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764316">
                <text:p>14857643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3320476">
                <text:p>137332047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324636">
                <text:p>843246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75868">
                <text:p>8757586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319688">
                <text:p>148631968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80284784">
                <text:p>138028478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245148">
                <text:p>842451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5330556">
                <text:p>953305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513116">
                <text:p>14865131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211688">
                <text:p>13692116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321180">
                <text:p>843211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41604">
                <text:p>876416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197684">
                <text:p>14861976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512260">
                <text:p>13705122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324672">
                <text:p>8432467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149744">
                <text:p>8814974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118196">
                <text:p>14861181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316448">
                <text:p>13693164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236616">
                <text:p>8423661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21532">
                <text:p>878215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404540">
                <text:p>14864045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460160">
                <text:p>13694601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4320244">
                <text:p>8432024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032348">
                <text:p>880323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612296">
                <text:p>14866122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140488">
                <text:p>13701404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213144">
                <text:p>8421314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17096">
                <text:p>877170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836676">
                <text:p>148583667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494008">
                <text:p>13704940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254472">
                <text:p>8425447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77576">
                <text:p>877775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700524">
                <text:p>14857005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997892">
                <text:p>13699978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295548">
                <text:p>842955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88332">
                <text:p>876883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59616">
                <text:p>14859596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522044">
                <text:p>136952204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4206880">
                <text:p>842068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63412">
                <text:p>8756341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114812">
                <text:p>148611481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042272">
                <text:p>13690422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314988">
                <text:p>843149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42404">
                <text:p>877424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880704">
                <text:p>148588070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724644">
                <text:p>136872464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299328">
                <text:p>842993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04692">
                <text:p>879046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299600">
                <text:p>148629960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363040">
                <text:p>137036304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228660">
                <text:p>8422866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8152">
                <text:p>875081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418652">
                <text:p>148641865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760896">
                <text:p>136876089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4374280">
                <text:p>843742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83956">
                <text:p>878839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541664">
                <text:p>148654166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891368">
                <text:p>136989136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4259116">
                <text:p>8425911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53728">
                <text:p>8755372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651924">
                <text:p>14856519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084284">
                <text:p>136908428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282912">
                <text:p>8428291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7792">
                <text:p>875077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373536">
                <text:p>14853735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061172">
                <text:p>13690611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271860">
                <text:p>8427186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64436">
                <text:p>877644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613008">
                <text:p>14856130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3746392">
                <text:p>13737463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189996">
                <text:p>8418999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8004">
                <text:p>875480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644508">
                <text:p>14856445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807776">
                <text:p>136980777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262896">
                <text:p>8426289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4048">
                <text:p>875040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126080">
                <text:p>14861260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877976">
                <text:p>136987797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151980">
                <text:p>841519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48072">
                <text:p>879480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327212">
                <text:p>148632721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229724">
                <text:p>136922972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222576">
                <text:p>8422257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474140">
                <text:p>8847414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53360">
                <text:p>148605336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892628">
                <text:p>13698926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184164">
                <text:p>8418416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096752">
                <text:p>880967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02772">
                <text:p>148590277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7351144">
                <text:p>137735114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249864">
                <text:p>8424986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5664636">
                <text:p>956646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69812">
                <text:p>148606981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765252">
                <text:p>13687652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226104">
                <text:p>842261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67756">
                <text:p>878677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838548">
                <text:p>148583854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709892">
                <text:p>13697098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191004">
                <text:p>841910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10704">
                <text:p>879107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709596">
                <text:p>14857095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313488">
                <text:p>13683134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396492">
                <text:p>8439649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56048">
                <text:p>877560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75320">
                <text:p>148607532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653508">
                <text:p>13686535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573432">
                <text:p>845734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82364">
                <text:p>8778236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889164">
                <text:p>148588916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370224">
                <text:p>136837022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4193632">
                <text:p>841936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3688">
                <text:p>8750368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532476">
                <text:p>148553247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335636">
                <text:p>136933563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283092">
                <text:p>8428309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85884">
                <text:p>876858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748116">
                <text:p>14857481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832300">
                <text:p>13708323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194640">
                <text:p>8419464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56136">
                <text:p>879561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482688">
                <text:p>148548268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963008">
                <text:p>13699630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4206448">
                <text:p>842064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84832">
                <text:p>875848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850824">
                <text:p>14858508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674452">
                <text:p>13676744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194928">
                <text:p>841949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38568">
                <text:p>8793856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385596">
                <text:p>14853855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315648">
                <text:p>13683156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4269232">
                <text:p>842692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71620">
                <text:p>8757162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684900">
                <text:p>148568490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819216">
                <text:p>136881921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481128">
                <text:p>844811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90652">
                <text:p>878906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245700">
                <text:p>148524570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741420">
                <text:p>13687414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178476">
                <text:p>8417847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79612">
                <text:p>8757961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807940">
                <text:p>14848079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409320">
                <text:p>13684093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469572">
                <text:p>8446957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57680">
                <text:p>874576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145188">
                <text:p>148514518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698184">
                <text:p>136869818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195504">
                <text:p>841955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23684">
                <text:p>877236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529776">
                <text:p>148552977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473652">
                <text:p>13684736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347784">
                <text:p>843477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78496">
                <text:p>875784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407916">
                <text:p>14854079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468180">
                <text:p>136846818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332592">
                <text:p>8433259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33340">
                <text:p>8783334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545544">
                <text:p>148554554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237356">
                <text:p>13692373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307644">
                <text:p>8430764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5380">
                <text:p>875053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589140">
                <text:p>14855891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726912">
                <text:p>136872691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4340944">
                <text:p>8434094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00284">
                <text:p>877002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232740">
                <text:p>14852327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044720">
                <text:p>13690447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4252960">
                <text:p>8425296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74824">
                <text:p>8757482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875340">
                <text:p>14858753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5189344">
                <text:p>137518934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256344">
                <text:p>8425634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61016">
                <text:p>877610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263988">
                <text:p>148526398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494388">
                <text:p>13684943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4302496">
                <text:p>8430249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4652136">
                <text:p>946521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578376">
                <text:p>148557837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879148">
                <text:p>13678791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4277908">
                <text:p>842779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21176">
                <text:p>874211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277632">
                <text:p>148527763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282356">
                <text:p>13692823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299328">
                <text:p>842993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43548">
                <text:p>876435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634240">
                <text:p>14846342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381104">
                <text:p>136938110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259080">
                <text:p>842590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60532">
                <text:p>875605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462456">
                <text:p>148546245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354464">
                <text:p>136935446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4271176">
                <text:p>8427117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10616">
                <text:p>877106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706636">
                <text:p>14847066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616716">
                <text:p>136861671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416436">
                <text:p>844164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9436">
                <text:p>875394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074556">
                <text:p>148507455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347192">
                <text:p>13693471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232728">
                <text:p>842327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69520">
                <text:p>8786952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552736">
                <text:p>14845527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366228">
                <text:p>13683662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177000">
                <text:p>8417700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50236">
                <text:p>875502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990460">
                <text:p>148499046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575892">
                <text:p>13685758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277872">
                <text:p>8427787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51872">
                <text:p>877518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235980">
                <text:p>14852359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210932">
                <text:p>136921093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279780">
                <text:p>842797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6484">
                <text:p>875364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897544">
                <text:p>148489754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589832">
                <text:p>136958983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156336">
                <text:p>841563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29132">
                <text:p>874291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409536">
                <text:p>14854095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007944">
                <text:p>137100794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292524">
                <text:p>8429252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52484">
                <text:p>877524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18584">
                <text:p>14860185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115360">
                <text:p>13701153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261672">
                <text:p>8426167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10708">
                <text:p>8751070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644292">
                <text:p>14856442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308320">
                <text:p>13703083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307716">
                <text:p>8430771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75616">
                <text:p>875756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572148">
                <text:p>148557214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507464">
                <text:p>136950746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359340">
                <text:p>8435934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28276">
                <text:p>875282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579636">
                <text:p>14855796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061576">
                <text:p>137006157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300192">
                <text:p>8430019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09896">
                <text:p>877098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9047120">
                <text:p>148904712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397492">
                <text:p>13703974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194856">
                <text:p>841948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10708">
                <text:p>8751070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60948">
                <text:p>148596094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007972">
                <text:p>13700079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330432">
                <text:p>843304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96152">
                <text:p>877961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726984">
                <text:p>14857269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915452">
                <text:p>13699154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258900">
                <text:p>8425890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70144">
                <text:p>8757014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6073628">
                <text:p>148607362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814436">
                <text:p>136981443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147768">
                <text:p>8414776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3316">
                <text:p>875333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664884">
                <text:p>14856648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6774460">
                <text:p>13767744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260952">
                <text:p>842609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94972">
                <text:p>878949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201564">
                <text:p>148520156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475892">
                <text:p>13694758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230748">
                <text:p>842307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4863636">
                <text:p>948636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703116">
                <text:p>14857031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287692">
                <text:p>13702876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188124">
                <text:p>8418812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97872">
                <text:p>876978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378216">
                <text:p>14853782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151252">
                <text:p>13701512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227256">
                <text:p>842272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25716">
                <text:p>879257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367488">
                <text:p>148536748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506132">
                <text:p>136950613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280428">
                <text:p>842804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26772">
                <text:p>876267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180684">
                <text:p>14851806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560960">
                <text:p>13695609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319308">
                <text:p>843193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40216">
                <text:p>878402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018324">
                <text:p>14850183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719252">
                <text:p>13697192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227292">
                <text:p>8422729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53348">
                <text:p>877533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234504">
                <text:p>148523450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537856">
                <text:p>13705378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203136">
                <text:p>842031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97748">
                <text:p>874977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015192">
                <text:p>14850151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593152">
                <text:p>13705931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182904">
                <text:p>841829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76792">
                <text:p>878767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886780">
                <text:p>14848867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899728">
                <text:p>13708997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4271500">
                <text:p>8427150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57536">
                <text:p>874575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025308">
                <text:p>14850253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3650056">
                <text:p>13736500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4250908">
                <text:p>842509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1708">
                <text:p>8750170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910144">
                <text:p>148491014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087856">
                <text:p>13700878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244824">
                <text:p>8424482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64996">
                <text:p>875649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9119444">
                <text:p>148911944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899180">
                <text:p>136989918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240252">
                <text:p>842402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59728">
                <text:p>8785972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956376">
                <text:p>148595637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210788">
                <text:p>13692107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253428">
                <text:p>842534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26980">
                <text:p>875269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119808">
                <text:p>14851198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467324">
                <text:p>136946732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4090636">
                <text:p>840906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46480">
                <text:p>878464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634212">
                <text:p>148563421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478348">
                <text:p>13704783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219408">
                <text:p>842194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8356">
                <text:p>875383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406224">
                <text:p>14854062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643804">
                <text:p>137064380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335832">
                <text:p>843358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51340">
                <text:p>8785134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482896">
                <text:p>14844828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855620">
                <text:p>13698556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125880">
                <text:p>841258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97028">
                <text:p>8749702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704044">
                <text:p>148470404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027520">
                <text:p>13700275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456936">
                <text:p>844569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08752">
                <text:p>878087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329824">
                <text:p>14843298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456388">
                <text:p>13704563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453048">
                <text:p>844530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7896">
                <text:p>875478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275284">
                <text:p>14842752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420200">
                <text:p>13694202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225492">
                <text:p>8422549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67776">
                <text:p>876677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663328">
                <text:p>148466332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6389116">
                <text:p>137638911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169908">
                <text:p>841699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4931028">
                <text:p>9493102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060372">
                <text:p>148506037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329552">
                <text:p>13693295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4261420">
                <text:p>8426142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339960">
                <text:p>8733996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712468">
                <text:p>148471246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7826480">
                <text:p>136782648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175164">
                <text:p>8417516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89232">
                <text:p>876892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338680">
                <text:p>14843386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8388440">
                <text:p>136838844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275604">
                <text:p>842756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6888">
                <text:p>8754688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169264">
                <text:p>148416926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548216">
                <text:p>136954821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314052">
                <text:p>843140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93336">
                <text:p>876933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496360">
                <text:p>148449636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042100">
                <text:p>13700421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222036">
                <text:p>842220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4624">
                <text:p>8750462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320896">
                <text:p>14843208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772540">
                <text:p>137077254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275244">
                <text:p>8427524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09584">
                <text:p>874095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273448">
                <text:p>148427344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574072">
                <text:p>13705740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225384">
                <text:p>842253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93256">
                <text:p>875932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639092">
                <text:p>14836390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386584">
                <text:p>137038658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237804">
                <text:p>842378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2536">
                <text:p>875025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959456">
                <text:p>148395945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975508">
                <text:p>13709755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265416">
                <text:p>8426541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02308">
                <text:p>8780230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063064">
                <text:p>148406306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689056">
                <text:p>13706890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277260">
                <text:p>8427726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2416">
                <text:p>8753241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108280">
                <text:p>14841082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117276">
                <text:p>137111727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4303180">
                <text:p>843031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19832">
                <text:p>877198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361792">
                <text:p>14843617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066660">
                <text:p>13710666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254832">
                <text:p>842548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69676">
                <text:p>875696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827740">
                <text:p>14848277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595960">
                <text:p>13705959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4198780">
                <text:p>841987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9904">
                <text:p>875399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156196">
                <text:p>14841561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530072">
                <text:p>13695300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4253104">
                <text:p>842531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85012">
                <text:p>8758501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676360">
                <text:p>148467636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678076">
                <text:p>137067807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4161376">
                <text:p>8416137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88460">
                <text:p>8748846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463420">
                <text:p>148446342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496600">
                <text:p>13704966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4155724">
                <text:p>8415572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97252">
                <text:p>875972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466092">
                <text:p>14854660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674944">
                <text:p>137067494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4243456">
                <text:p>842434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3748">
                <text:p>875337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170452">
                <text:p>148417045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680164">
                <text:p>137068016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136788">
                <text:p>841367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82220">
                <text:p>8778222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150112">
                <text:p>148415011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044008">
                <text:p>13700440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4235536">
                <text:p>842355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57976">
                <text:p>875579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495668">
                <text:p>148349566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7535608">
                <text:p>13775356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247236">
                <text:p>842472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88520">
                <text:p>8778852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748416">
                <text:p>14827484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719828">
                <text:p>13697198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4248208">
                <text:p>8424820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4565988">
                <text:p>9456598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415596">
                <text:p>14824155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172788">
                <text:p>13711727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118248">
                <text:p>841182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60092">
                <text:p>874600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397928">
                <text:p>148339792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524680">
                <text:p>137052468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226500">
                <text:p>8422650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23100">
                <text:p>8762310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554024">
                <text:p>14835540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484108">
                <text:p>13704841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288240">
                <text:p>8428824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72052">
                <text:p>875720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809732">
                <text:p>148380973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69668276">
                <text:p>136966827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210624">
                <text:p>8421062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10184">
                <text:p>877101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373456">
                <text:p>148437345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550420">
                <text:p>13705504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4119400">
                <text:p>8411940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55924">
                <text:p>8755592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942032">
                <text:p>148394203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014560">
                <text:p>137001456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293100">
                <text:p>8429310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41972">
                <text:p>877419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735608">
                <text:p>14837356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304404">
                <text:p>137130440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211632">
                <text:p>8421163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55060">
                <text:p>8755506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333524">
                <text:p>14833335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149100">
                <text:p>13711491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354948">
                <text:p>843549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45104">
                <text:p>877451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157304">
                <text:p>148315730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268908">
                <text:p>13712689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191940">
                <text:p>8419194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64780">
                <text:p>875647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279192">
                <text:p>14822791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322836">
                <text:p>137132283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291228">
                <text:p>842912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90572">
                <text:p>877905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1930928">
                <text:p>148193092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535884">
                <text:p>137153588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216564">
                <text:p>8421656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3648">
                <text:p>875436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285132">
                <text:p>148228513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962152">
                <text:p>13709621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238920">
                <text:p>8423892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47640">
                <text:p>8794764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261516">
                <text:p>14822615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287340">
                <text:p>137128734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160368">
                <text:p>8416036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3280">
                <text:p>875332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318576">
                <text:p>148231857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022380">
                <text:p>137102238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374892">
                <text:p>8437489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44652">
                <text:p>879446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620364">
                <text:p>148262036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429432">
                <text:p>137142943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260484">
                <text:p>842604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28204">
                <text:p>875282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521768">
                <text:p>148352176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155436">
                <text:p>137115543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364164">
                <text:p>8436416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04972">
                <text:p>878049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934860">
                <text:p>148293486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366648">
                <text:p>137136664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213936">
                <text:p>8421393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23676">
                <text:p>876236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239484">
                <text:p>14822394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383892">
                <text:p>13713838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203424">
                <text:p>8420342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70352">
                <text:p>8747035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267780">
                <text:p>14822677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359008">
                <text:p>13703590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4258792">
                <text:p>8425879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22964">
                <text:p>8772296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519744">
                <text:p>148251974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8143108">
                <text:p>137814310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4296448">
                <text:p>842964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84580">
                <text:p>875845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308280">
                <text:p>148230828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467764">
                <text:p>137046776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349188">
                <text:p>843491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4478904">
                <text:p>944789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815304">
                <text:p>148281530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227256">
                <text:p>137122725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322620">
                <text:p>8432262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317964">
                <text:p>8731796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226596">
                <text:p>14822265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307572">
                <text:p>13713075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282840">
                <text:p>8428284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86956">
                <text:p>875869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921252">
                <text:p>148292125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206592">
                <text:p>13712065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198384">
                <text:p>841983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81060">
                <text:p>8768106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445376">
                <text:p>148344537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824640">
                <text:p>137182464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274056">
                <text:p>842740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1488">
                <text:p>8754148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710112">
                <text:p>148271011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200796">
                <text:p>1371200796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4197304">
                <text:p>8419730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89520">
                <text:p>8768952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579224">
                <text:p>148357922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449412">
                <text:p>137144941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266028">
                <text:p>8426602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65788">
                <text:p>8756578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710940">
                <text:p>14827109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136932">
                <text:p>137113693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328776">
                <text:p>8432877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60332">
                <text:p>8776033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603192">
                <text:p>14826031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213504">
                <text:p>137121350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4295116">
                <text:p>8429511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632568">
                <text:p>8763256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167016">
                <text:p>148216701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508552">
                <text:p>137050855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170484">
                <text:p>841704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417648">
                <text:p>874176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701328">
                <text:p>148270132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871288">
                <text:p>13708712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310272">
                <text:p>8431027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41344">
                <text:p>8754134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496812">
                <text:p>148249681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760264">
                <text:p>137076026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4260448">
                <text:p>8426044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19020">
                <text:p>8791902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015996">
                <text:p>148201599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210228">
                <text:p>137121022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4291624">
                <text:p>8429162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505496">
                <text:p>8850549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120936">
                <text:p>148212093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458304">
                <text:p>137145830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280356">
                <text:p>842803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168428">
                <text:p>8816842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1832684">
                <text:p>148183268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3726304">
                <text:p>137372630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4210120">
                <text:p>8421012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171236">
                <text:p>8817123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087168">
                <text:p>148208716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576888">
                <text:p>13715768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4200040">
                <text:p>8420004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972876">
                <text:p>8797287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5431568">
                <text:p>148543156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459384">
                <text:p>137145938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253896">
                <text:p>8425389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121448">
                <text:p>8812144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3597260">
                <text:p>148359726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549132">
                <text:p>137154913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199356">
                <text:p>841993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790104">
                <text:p>877901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669540">
                <text:p>14826695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272184">
                <text:p>1371272184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4203784">
                <text:p>842037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8100100">
                <text:p>8810010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647940">
                <text:p>1482647940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131892">
                <text:p>13711318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283884">
                <text:p>842838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02680">
                <text:p>8750268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679044">
                <text:p>1482679044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7861768">
                <text:p>137786176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4305484">
                <text:p>8430548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04504">
                <text:p>8780450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335892">
                <text:p>14823358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5614000">
                <text:p>137561400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4316680">
                <text:p>8431668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94701168">
                <text:p>94701168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754608">
                <text:p>148275460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941820">
                <text:p>1371941820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4216456">
                <text:p>84216456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307992">
                <text:p>8730799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333156">
                <text:p>1482333156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144888">
                <text:p>13711448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4239352">
                <text:p>84239352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16384">
                <text:p>8781638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1702292">
                <text:p>148170229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781288">
                <text:p>1370781288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4248388">
                <text:p>84248388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61072">
                <text:p>87561072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446988">
                <text:p>148244698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0623572">
                <text:p>137062357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240864">
                <text:p>84240864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818040">
                <text:p>87818040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4104932">
                <text:p>1484104932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3181912">
                <text:p>137318191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4280140">
                <text:p>84280140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20402.7005436923">
                <text:p>20402.7005436923</text:p>
              </table:table-cell>
              <table:table-cell office:value-type="float" office:value="87534756">
                <text:p>87534756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295236.987222834">
                <text:p>295236.987222834</text:p>
              </table:table-cell>
              <table:table-cell office:value-type="float" office:value="1482986268">
                <text:p>1482986268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282399.228632969">
                <text:p>282399.228632969</text:p>
              </table:table-cell>
              <table:table-cell office:value-type="float" office:value="1371069792">
                <text:p>1371069792</text:p>
              </table:table-cell>
              <table:table-cell office:value-type="float" office:value="445909.862730642">
                <text:p>445909.862730642</text:p>
              </table:table-cell>
              <table:table-cell office:value-type="float" office:value="445909.862730642">
                <text:p>445909.862730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342cm" svg:height="25.504cm" xlink:href=".." xlink:type="simple" chart:class="chart:bar" chart:style-name="ch1">
        <chart:legend chart:legend-position="end" svg:x="42.92cm" svg:y="12.453cm" style:legend-expansion="high" chart:style-name="ch2"/>
        <chart:plot-area chart:style-name="ch3" svg:x="0.906cm" svg:y="0.51cm" svg:width="41.108cm" svg:height="24.484cm">
          <chart:coordinate-region svg:x="3.144cm" svg:y="0.709cm" svg:width="38.87cm" svg:height="23.638cm"/>
          <chart:axis chart:dimension="x" chart:name="primary-x" chart:style-name="ch4" chartooo:axis-type="auto">
            <chartooo:date-scale/>
            <chart:categories table:cell-range-address="Sheet1.L1:Sheet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O2" chart:label-cell-address="Sheet1.K2:Sheet1.K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D</text:p>
                <draw:g>
                  <svg:desc>Sheet1.L1:Sheet1.O1</svg:desc>
                </draw:g>
              </table:table-cell>
              <table:table-cell office:value-type="string">
                <text:p>FD</text:p>
              </table:table-cell>
              <table:table-cell office:value-type="string">
                <text:p>SND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AVG, CPF</text:p>
                <draw:g>
                  <svg:desc>Sheet1.K2:Sheet1.K2</svg:desc>
                </draw:g>
              </table:table-cell>
              <table:table-cell office:value-type="float" office:value="84274500.65625">
                <text:p>84274500.65625</text:p>
                <draw:g>
                  <svg:desc>Sheet1.L2:Sheet1.O2</svg:desc>
                </draw:g>
              </table:table-cell>
              <table:table-cell office:value-type="float" office:value="88148197.546875">
                <text:p>88148197.546875</text:p>
              </table:table-cell>
              <table:table-cell office:value-type="float" office:value="1485457054.17188">
                <text:p>1485457054.17188</text:p>
              </table:table-cell>
              <table:table-cell office:value-type="float" office:value="1369935549.28125">
                <text:p>1369935549.2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